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text-properties style:use-window-font-color="true"/>
    </style:style>
    <style:style style:name="P2" style:family="paragraph" style:parent-style-name="Standard" style:list-style-name="L1">
      <style:paragraph-properties fo:text-align="justify" style:justify-single-word="false"/>
      <style:text-properties style:use-window-font-color="true" fo:font-weight="normal" style:font-weight-asian="normal" style:font-weight-complex="normal"/>
    </style:style>
    <style:style style:name="P3" style:family="paragraph" style:parent-style-name="Standard" style:list-style-name="L1">
      <style:paragraph-properties fo:text-align="justify" style:justify-single-word="false"/>
      <style:text-properties style:use-window-font-color="true" fo:font-style="italic" style:font-style-asian="italic" style:font-style-complex="italic"/>
    </style:style>
    <style:style style:name="T1" style:family="text">
      <style:text-properties style:text-underline-style="none"/>
    </style:style>
    <style:style style:name="T2" style:family="text">
      <style:text-properties style:use-window-font-color="tru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1453646321216010" text:style-name="L1">
        <text:list-item>
          <text:p text:style-name="P1">générale</text:p>
          <text:list>
            <text:list-item>
              <text:p text:style-name="P1">on étudiera ici Java</text:p>
            </text:list-item>
            <text:list-item>
              <text:p text:style-name="P1">Java a été développé par sun microsystème</text:p>
            </text:list-item>
            <text:list-item>
              <text:p text:style-name="P1">puis racheté par Oracle</text:p>
            </text:list-item>
            <text:list-item>
              <text:p text:style-name="P1">très portable</text:p>
            </text:list-item>
            <text:list-item>
              <text:p text:style-name="P1">quelques sortes de programmes java possibles</text:p>
              <text:list>
                <text:list-item>
                  <text:p text:style-name="P1">applications classiques – sur ordi</text:p>
                </text:list-item>
                <text:list-item>
                  <text:p text:style-name="P1">applet – applications sur le net</text:p>
                </text:list-item>
                <text:list-item>
                  <text:p text:style-name="P1">servlet – pour serveurs</text:p>
                </text:list-item>
                <text:list-item>
                  <text:p text:style-name="P1">applications mobiles</text:p>
                </text:list-item>
              </text:list>
            </text:list-item>
            <text:list-item>
              <text:p text:style-name="P1">portabilité permise par la machine virtuelle (installée → les progs java marchent)</text:p>
            </text:list-item>
            <text:list-item>
              <text:p text:style-name="P1">bytecode engendré par pré-compilation</text:p>
            </text:list-item>
            <text:list-item>
              <text:p text:style-name="P1">JVM : java virtual machine (nom de la machine virtuelle)</text:p>
            </text:list-item>
          </text:list>
        </text:list-item>
        <text:list-item>
          <text:p text:style-name="P1">bases</text:p>
          <text:list>
            <text:list-item>
              <text:p text:style-name="P1">perso</text:p>
              <text:list>
                <text:list-item>
                  <text:p text:style-name="P1">logiciel dans lequel écrire le code source : smultron pour mac gedit pour linux</text:p>
                </text:list-item>
                <text:list-item>
                  <text:p text:style-name="P1">pré-compiler en ligne de commande : javac fichier.java</text:p>
                </text:list-item>
                <text:list-item>
                  <text:p text:style-name="P1">interpréter en ligne de commande : java fichier (sans l'extension !!!)</text:p>
                </text:list-item>
                <text:list-item>
                  <text:p text:style-name="P1">extension code source : .java</text:p>
                </text:list-item>
                <text:list-item>
                  <text:p text:style-name="P1">extension byte code : .class</text:p>
                </text:list-item>
                <text:list-item>
                  <text:p text:style-name="P1">convention nommage fichier : même nom que la classe qu'il décrit</text:p>
                </text:list-item>
                <text:list-item>
                  <text:p text:style-name="P1">maitrise pas encore, voir plus tard :</text:p>
                  <text:list>
                    <text:list-item>
                      <text:p text:style-name="P1">équivalent inclusion bibliothèques en java : import java.util.[...];</text:p>
                    </text:list-item>
                    <text:list-item>
                      <text:p text:style-name="P1">mettre en place environnement demande var : import java.util.Scanner;</text:p>
                    </text:list-item>
                    <text:list-item>
                      <text:p text:style-name="P1">demander effectivement une variable à l'utilisateur</text:p>
                      <text:list>
                        <text:list-item>
                          <text:p text:style-name="P1">Scanner [nomScan] = new Scanner (System.in); // une seule fois !!!</text:p>
                        </text:list-item>
                        <text:list-item>
                          <text:p text:style-name="P1">var1 = [nomScan].next[Type]();</text:p>
                        </text:list-item>
                        <text:list-item>
                          <text:p text:style-name="P1">…</text:p>
                        </text:list-item>
                        <text:list-item>
                          <text:p text:style-name="P1">varN = [nomScan].next[Type]();</text:p>
                        </text:list-item>
                      </text:list>
                    </text:list-item>
                  </text:list>
                </text:list-item>
              </text:list>
            </text:list-item>
            <text:list-item>
              <text:p text:style-name="P1">variables et opérateurs</text:p>
              <text:list>
                <text:list-item>
                  <text:p text:style-name="P1">mémoire et langage binaire</text:p>
                  <text:list>
                    <text:list-item>
                      <text:p text:style-name="P1">binaire = seul langage compréhensible directement par la machine</text:p>
                    </text:list-item>
                    <text:list-item>
                      <text:p text:style-name="P1">unité de ce langage : 0&amp;1</text:p>
                    </text:list-item>
                    <text:list-item>
                      <text:p text:style-name="P1">octet = paquet de 8</text:p>
                    </text:list-item>
                    <text:list-item>
                      <text:p text:style-name="P1">multiples (italique : HS mais intéressant)</text:p>
                      <text:list>
                        <text:list-item>
                          <text:p text:style-name="P1">grands</text:p>
                          <text:list>
                            <text:list-item>
                              <text:p text:style-name="P2">10^3 = kilo</text:p>
                            </text:list-item>
                            <text:list-item>
                              <text:p text:style-name="P2">10^6 = mega</text:p>
                            </text:list-item>
                            <text:list-item>
                              <text:p text:style-name="P2">10^9 = giga</text:p>
                            </text:list-item>
                            <text:list-item>
                              <text:p text:style-name="P2">10^12 = tera</text:p>
                            </text:list-item>
                            <text:list-item>
                              <text:p text:style-name="P3">10^15 = péta</text:p>
                            </text:list-item>
                            <text:list-item>
                              <text:p text:style-name="P3">10^18 = exa</text:p>
                            </text:list-item>
                            <text:list-item>
                              <text:p text:style-name="P3">10^21 = zetta</text:p>
                            </text:list-item>
                            <text:list-item>
                              <text:p text:style-name="P3">10^24 = yotta</text:p>
                              <text:list>
                                <text:list-item>
                                  <text:p text:style-name="P3">échelle longue : quadrillon</text:p>
                                </text:list-item>
                                <text:list-item>
                                  <text:p text:style-name="P3">échelle courte : septillion</text:p>
                                </text:list-item>
                              </text:list>
                            </text:list-item>
                          </text:list>
                        </text:list-item>
                        <text:list-item>
                          <text:p text:style-name="P3">petits</text:p>
                          <text:list>
                            <text:list-item>
                              <text:p text:style-name="P3">10^-3 = milli</text:p>
                            </text:list-item>
                            <text:list-item>
                              <text:p text:style-name="P3">10^-6 = micro</text:p>
                            </text:list-item>
                            <text:list-item>
                              <text:p text:style-name="P3"><text:soft-page-break/>10^-9 = nano</text:p>
                            </text:list-item>
                            <text:list-item>
                              <text:p text:style-name="P3">10^-12 = pico</text:p>
                            </text:list-item>
                            <text:list-item>
                              <text:p text:style-name="P3">10^-15 = femto</text:p>
                            </text:list-item>
                            <text:list-item>
                              <text:p text:style-name="P3">10^-18 = atto</text:p>
                            </text:list-item>
                            <text:list-item>
                              <text:p text:style-name="P3">10^-21 = zepto</text:p>
                            </text:list-item>
                            <text:list-item>
                              <text:p text:style-name="P3">10^-24 = yocto</text:p>
                              <text:list>
                                <text:list-item>
                                  <text:p text:style-name="P3">échelle longue : quadrillonième</text:p>
                                </text:list-item>
                                <text:list-item>
                                  <text:p text:style-name="P3">échelle courte : septillionnième</text:p>
                                </text:list-item>
                              </text:list>
                            </text:list-item>
                          </text:list>
                        </text:list-item>
                      </text:list>
                    </text:list-item>
                    <text:list-item>
                      <text:p text:style-name="P1">traductions dans tous les sens entre base 2, 10 et 16 (et nom des bases)</text:p>
                      <text:list>
                        <text:list-item>
                          <text:p text:style-name="P1">bases</text:p>
                          <text:list>
                            <text:list-item>
                              <text:p text:style-name="P1">2 : binaire (0 a 1)</text:p>
                            </text:list-item>
                            <text:list-item>
                              <text:p text:style-name="P1">10 : décimale (0 a 9)</text:p>
                            </text:list-item>
                            <text:list-item>
                              <text:p text:style-name="P1">8 : octale (0 a 7)</text:p>
                            </text:list-item>
                            <text:list-item>
                              <text:p text:style-name="P1">16 : hexadecimale (0 a 15)</text:p>
                            </text:list-item>
                          </text:list>
                        </text:list-item>
                        <text:list-item>
                          <text:p text:style-name="P1">traductions</text:p>
                          <text:list>
                            <text:list-item>
                              <text:p text:style-name="P1">toujours passer par déc car sait pas calculer facilement dans autres bases</text:p>
                            </text:list-item>
                            <text:list-item>
                              <text:p text:style-name="P1">azerty base nimp → décimal</text:p>
                              <text:list>
                                <text:list-item>
                                  <text:p text:style-name="P1">y*nimp^0+t*nimp^1+...+a*nimp^5</text:p>
                                </text:list-item>
                                <text:list-item>
                                  <text:p text:style-name="P1">(passe par base 10 car quand on fait 5*2^4 par ex le résultat qu'on trouve est en base 10 et la somme des résultats on la fait intuitivement en base 10... Parce qu'on ne sait le calculer que comme ça)</text:p>
                                </text:list-item>
                                <text:list-item>
                                  <text:p text:style-name="P1">ex :</text:p>
                                  <text:list>
                                    <text:list-item>
                                      <text:p text:style-name="P1">1101 (2) =</text:p>
                                    </text:list-item>
                                    <text:list-item>
                                      <text:p text:style-name="P1">1*2^0 + 0*2^1 + 1*2^2 + 1*2^3 =</text:p>
                                    </text:list-item>
                                    <text:list-item>
                                      <text:p text:style-name="P1">1 + 0 + 4 + 8 =</text:p>
                                    </text:list-item>
                                    <text:list-item>
                                      <text:p text:style-name="P1">13 (10)</text:p>
                                    </text:list-item>
                                  </text:list>
                                </text:list-item>
                              </text:list>
                            </text:list-item>
                            <text:list-item>
                              <text:p text:style-name="P1">azerty décimale → base nimp</text:p>
                              <text:list>
                                <text:list-item>
                                  <text:p text:style-name="P1">cycle</text:p>
                                  <text:list>
                                    <text:list-item>
                                      <text:p text:style-name="P1">azerty divEuclid nimp</text:p>
                                    </text:list-item>
                                    <text:list-item>
                                      <text:p text:style-name="P1">prendre le reste</text:p>
                                    </text:list-item>
                                    <text:list-item>
                                      <text:p text:style-name="P1">répéter le cycle sur le résultat</text:p>
                                    </text:list-item>
                                    <text:list-item>
                                      <text:p text:style-name="P1">stopper quand le résultat est 0 (mais prendre quand même le reste)</text:p>
                                    </text:list-item>
                                  </text:list>
                                </text:list-item>
                                <text:list-item>
                                  <text:p text:style-name="P1">trouver le nombre</text:p>
                                  <text:list>
                                    <text:list-item>
                                      <text:p text:style-name="P1">prendre tous les restes ainsi trouvés</text:p>
                                    </text:list-item>
                                    <text:list-item>
                                      <text:p text:style-name="P1">retourner la liste</text:p>
                                    </text:list-item>
                                    <text:list-item>
                                      <text:p text:style-name="P1">on a le nombre en base nimp</text:p>
                                    </text:list-item>
                                  </text:list>
                                </text:list-item>
                                <text:list-item>
                                  <text:p text:style-name="P1">ex :</text:p>
                                  <text:list>
                                    <text:list-item>
                                      <text:p text:style-name="P1">calculs</text:p>
                                      <text:list>
                                        <text:list-item>
                                          <text:p text:style-name="P1">13 (10) / 2 = 6 reste 1</text:p>
                                        </text:list-item>
                                        <text:list-item>
                                          <text:p text:style-name="P1">6 / 2 = 3 reste 0</text:p>
                                        </text:list-item>
                                        <text:list-item>
                                          <text:p text:style-name="P1">3 / 2 = 1 reste 1</text:p>
                                        </text:list-item>
                                        <text:list-item>
                                          <text:p text:style-name="P1">1 / 2 = 0 reste 1 (marque la fin)</text:p>
                                        </text:list-item>
                                      </text:list>
                                    </text:list-item>
                                    <text:list-item>
                                      <text:p text:style-name="P1">liste</text:p>
                                      <text:list>
                                        <text:list-item>
                                          <text:p text:style-name="P1">obtenue : 1011</text:p>
                                        </text:list-item>
                                        <text:list-item>
                                          <text:p text:style-name="P1">retournée : 1101</text:p>
                                        </text:list-item>
                                      </text:list>
                                    </text:list-item>
                                    <text:list-item>
                                      <text:p text:style-name="P1">→ 13(10) = 1101(2)</text:p>
                                    </text:list-item>
                                  </text:list>
                                </text:list-item>
                              </text:list>
                            </text:list-item>
                          </text:list>
                        </text:list-item>
                      </text:list>
                    </text:list-item>
                  </text:list>
                </text:list-item>
                <text:list-item>
                  <text:p text:style-name="P1">types</text:p>
                  <text:list>
                    <text:list-item>
                      <text:p text:style-name="P1">syntaxe globale simplifiée déclaration variable</text:p>
                      <text:list>
                        <text:list-item>
                          <text:p text:style-name="P1">type nom; si variable de méthode</text:p>
                        </text:list-item>
                        <text:list-item>
                          <text:p text:style-name="P1"><text:soft-page-break/>encapsulation type nom; si attribut</text:p>
                        </text:list-item>
                      </text:list>
                    </text:list-item>
                    <text:list-item>
                      <text:p text:style-name="P1">variable : soit type primitif soit objet</text:p>
                    </text:list-item>
                    <text:list-item>
                      <text:p text:style-name="P1">4 catégories types primitifs</text:p>
                      <text:list>
                        <text:list-item>
                          <text:p text:style-name="P1">grande particularité : pas de unsigned en java !!!</text:p>
                        </text:list-item>
                        <text:list-item>
                          <text:p text:style-name="P1">nombres entiers</text:p>
                          <text:list>
                            <text:list-item>
                              <text:p text:style-name="P1">byte (1 octet) (-128→127)</text:p>
                            </text:list-item>
                            <text:list-item>
                              <text:p text:style-name="P1">short (2 octets) (environ -32 000 → 32 000)</text:p>
                            </text:list-item>
                            <text:list-item>
                              <text:p text:style-name="P1">int (4 octets) (environ – 2 000 000 000 → 2 000 000 000)</text:p>
                            </text:list-item>
                            <text:list-item>
                              <text:p text:style-name="P1">long x = 486484646846L; (8 octets) (dizaine de trillon 10^19)</text:p>
                            </text:list-item>
                            <text:list-item>
                              <text:p text:style-name="P1">ajout perso : unsigne<text:span text:style-name="T1">d</text:span></text:p>
                            </text:list-item>
                          </text:list>
                        </text:list-item>
                        <text:list-item>
                          <text:p text:style-name="P1">nombres réels</text:p>
                          <text:list>
                            <text:list-item>
                              <text:p text:style-name="P1">deux types + diff</text:p>
                              <text:list>
                                <text:list-item>
                                  <text:p text:style-name="P1">float sur 4 octets</text:p>
                                </text:list-item>
                                <text:list-item>
                                  <text:p text:style-name="P1">double sur 8</text:p>
                                </text:list-item>
                              </text:list>
                            </text:list-item>
                            <text:list-item>
                              <text:p text:style-name="P1">particularité fin affectation : f pour float d pour double</text:p>
                            </text:list-item>
                            <text:list-item>
                              <text:p text:style-name="P1">particularité avec nombres ronds : spécifier le ".0" (juste pour float ?)</text:p>
                            </text:list-item>
                            <text:list-item>
                              <text:p text:style-name="P1">exemples</text:p>
                              <text:list>
                                <text:list-item>
                                  <text:p text:style-name="P1">float y = -154.15645f</text:p>
                                </text:list-item>
                                <text:list-item>
                                  <text:p text:style-name="P1">float z = 15.0f</text:p>
                                </text:list-item>
                                <text:list-item>
                                  <text:p text:style-name="P1">double d = 15.651564846897987997463454d;</text:p>
                                </text:list-item>
                              </text:list>
                            </text:list-item>
                            <text:list-item>
                              <text:p text:style-name="P1">obligatoire précision lettre après valeur pour deux types ?</text:p>
                              <text:list>
                                <text:list-item>
                                  <text:p text:style-name="P1">uniquement pour float. Un nombre réel est automatiquement considéré comme double.</text:p>
                                </text:list-item>
                              </text:list>
                            </text:list-item>
                            <text:list-item>
                              <text:p text:style-name="P1">nombre chiffres significatifs approximatif chaque type</text:p>
                              <text:list>
                                <text:list-item>
                                  <text:p text:style-name="P1">float : 8 chiffres</text:p>
                                </text:list-item>
                                <text:list-item>
                                  <text:p text:style-name="P1">double : 16 chiffres</text:p>
                                </text:list-item>
                              </text:list>
                            </text:list-item>
                            <text:list-item>
                              <text:p text:style-name="P1">que se passe t-il si on en met trop ?</text:p>
                              <text:list>
                                <text:list-item>
                                  <text:p text:style-name="P1">troncage, pas d'erreur</text:p>
                                </text:list-item>
                              </text:list>
                            </text:list-item>
                            <text:list-item>
                              <text:p text:style-name="P1">"grandeur" nombre max (deux bornes) approximative ?</text:p>
                              <text:list>
                                <text:list-item>
                                  <text:p text:style-name="P1">float : environ 1E-45 → 1E38</text:p>
                                </text:list-item>
                                <text:list-item>
                                  <text:p text:style-name="P1">double : environ 1E-324 → 1E308</text:p>
                                </text:list-item>
                              </text:list>
                            </text:list-item>
                            <text:list-item>
                              <text:p text:style-name="P1">si on la dépasse : erreur compilation</text:p>
                            </text:list-item>
                            <text:list-item>
                              <text:p text:style-name="P1">notation si trop grand / petit</text:p>
                              <text:list>
                                <text:list-item>
                                  <text:p text:style-name="P1">1.(precision)E(+/-)(grandeur) (ex : 1.207E-8)</text:p>
                                </text:list-item>
                              </text:list>
                            </text:list-item>
                          </text:list>
                        </text:list-item>
                        <text:list-item>
                          <text:p text:style-name="P1">caractères</text:p>
                          <text:list>
                            <text:list-item>
                              <text:p text:style-name="P1">char c = 'a';</text:p>
                            </text:list-item>
                            <text:list-item>
                              <text:p text:style-name="P1">antislash : '\\'</text:p>
                            </text:list-item>
                          </text:list>
                        </text:list-item>
                        <text:list-item>
                          <text:p text:style-name="P1">booléens</text:p>
                          <text:list>
                            <text:list-item>
                              <text:p text:style-name="P1">true et false sont des valeurs comprises par java (pas besoin 0 et autre)</text:p>
                            </text:list-item>
                          </text:list>
                        </text:list-item>
                      </text:list>
                    </text:list-item>
                    <text:list-item>
                      <text:p text:style-name="P1">un type "basique" de la seconde grande classe</text:p>
                      <text:list>
                        <text:list-item>
                          <text:p text:style-name="P1">String</text:p>
                        </text:list-item>
                        <text:list-item>
                          <text:p text:style-name="P1">"syntaxe encadrement chaines"</text:p>
                        </text:list-item>
                        <text:list-item>
                          <text:p text:style-name="P1">(String s; s = "bla";) / (String s = "bla";)</text:p>
                        </text:list-item>
                        <text:list-item>
                          <text:p text:style-name="P1">initialiser avec constructeurs de string</text:p>
                          <text:list>
                            <text:list-item>
                              <text:p text:style-name="P1">String s = new String();<text:tab/>s = "bla";</text:p>
                            </text:list-item>
                            <text:list-item>
                              <text:p text:style-name="P1">OU String s = new String("bla");</text:p>
                            </text:list-item>
                          </text:list>
                        </text:list-item>
                      </text:list>
                    </text:list-item>
                    <text:list-item>
                      <text:p text:style-name="P1">conventions de nommage</text:p>
                      <text:list>
                        <text:list-item>
                          <text:p text:style-name="P1">première lettre classe = maj</text:p>
                        </text:list-item>
                        <text:list-item>
                          <text:p text:style-name="P1">première lettre variable primitive = min</text:p>
                        </text:list-item>
                        <text:list-item>
                          <text:p text:style-name="P1"><text:soft-page-break/>plusieurs mots var → pas de séparation et maj première lettre</text:p>
                        </text:list-item>
                        <text:list-item>
                          <text:p text:style-name="P1">pas d'accents</text:p>
                        </text:list-item>
                        <text:list-item>
                          <text:p text:style-name="P1">plusieurs mots classe → pareil</text:p>
                        </text:list-item>
                        <text:list-item>
                          <text:p text:style-name="P1">(manque précision chiffres caractères spé etc)</text:p>
                        </text:list-item>
                      </text:list>
                    </text:list-item>
                    <text:list-item>
                      <text:p text:style-name="P1">déclarer et affecter plusieurs var de même type en une ligne</text:p>
                      <text:list>
                        <text:list-item>
                          <text:p text:style-name="P1">int x = 0, y = 5, z, a, b = 6;</text:p>
                        </text:list-item>
                      </text:list>
                    </text:list-item>
                  </text:list>
                </text:list-item>
                <text:list-item>
                  <text:p text:style-name="P1">opérateurs arithmétiques</text:p>
                  <text:list>
                    <text:list-item>
                      <text:p text:style-name="P1">les 5 opérateurs de base</text:p>
                      <text:list>
                        <text:list-item>
                          <text:p text:style-name="P1">+</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affecter une variable avec une opération sur des nombres (trivial)</text:p>
                      <text:list>
                        <text:list-item>
                          <text:p text:style-name="P1">a = 3 + 4;</text:p>
                        </text:list-item>
                      </text:list>
                    </text:list-item>
                    <text:list-item>
                      <text:p text:style-name="P1">affecter une variable avec des opérations sur des variables</text:p>
                      <text:list>
                        <text:list-item>
                          <text:p text:style-name="P1">les variables opérandes doivent être du même type que le résultat. Sinon, risque de tronquer ou de provoquer d'autres problèmes (tester)</text:p>
                        </text:list-item>
                      </text:list>
                    </text:list-item>
                    <text:list-item>
                      <text:p text:style-name="P1">modifier la valeur d'une variable en la prenant elle même comme opérande</text:p>
                      <text:list>
                        <text:list-item>
                          <text:p text:style-name="P1">var = var + 2;</text:p>
                        </text:list-item>
                      </text:list>
                    </text:list-item>
                    <text:list-item>
                      <text:p text:style-name="P1">raccourcis incrémentation et décrémentation</text:p>
                      <text:list>
                        <text:list-item>
                          <text:p text:style-name="P1">a++</text:p>
                          <text:list>
                            <text:list-item>
                              <text:p text:style-name="P1">regarde la valeur de a puis l'incrémente</text:p>
                            </text:list-item>
                            <text:list-item>
                              <text:p text:style-name="P1">ex 1</text:p>
                              <text:list>
                                <text:list-item>
                                  <text:p text:style-name="P1">private int a = 5;</text:p>
                                </text:list-item>
                                <text:list-item>
                                  <text:p text:style-name="P1">System.out.println(a++); // affiche 5</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non regardé</text:p>
                                </text:list-item>
                              </text:list>
                            </text:list-item>
                          </text:list>
                        </text:list-item>
                        <text:list-item>
                          <text:p text:style-name="P1">++a</text:p>
                          <text:list>
                            <text:list-item>
                              <text:p text:style-name="P1">incrémente puis regarde la valeur</text:p>
                            </text:list-item>
                            <text:list-item>
                              <text:p text:style-name="P1">ex 1</text:p>
                              <text:list>
                                <text:list-item>
                                  <text:p text:style-name="P1">private int a = 5;</text:p>
                                </text:list-item>
                                <text:list-item>
                                  <text:p text:style-name="P1">System.out.println(++a); // affiche 6</text:p>
                                </text:list-item>
                                <text:list-item>
                                  <text:p text:style-name="P1">System.out.println(a); // affiche 6</text:p>
                                </text:list-item>
                              </text:list>
                            </text:list-item>
                            <text:list-item>
                              <text:p text:style-name="P1">ex 2 (vérifier)</text:p>
                              <text:list>
                                <text:list-item>
                                  <text:p text:style-name="P1">private boolean b = false;</text:p>
                                </text:list-item>
                                <text:list-item>
                                  <text:p text:style-name="P1">if (b++)</text:p>
                                </text:list-item>
                                <text:list-item>
                                  <text:p text:style-name="P1">// code exécuté</text:p>
                                </text:list-item>
                              </text:list>
                            </text:list-item>
                          </text:list>
                        </text:list-item>
                        <text:list-item>
                          <text:p text:style-name="P1">a-- analogue : regarde valeur puis décrémente</text:p>
                        </text:list-item>
                        <text:list-item>
                          <text:p text:style-name="P1">--a analogue : décrémente puis regarde valeur</text:p>
                        </text:list-item>
                      </text:list>
                    </text:list-item>
                    <text:list-item>
                      <text:p text:style-name="P1">raccourcis autres (ajouter 4, diviser par 2 etc)</text:p>
                      <text:list>
                        <text:list-item>
                          <text:p text:style-name="P1">a += 2</text:p>
                        </text:list-item>
                        <text:list-item>
                          <text:p text:style-name="P1">-=</text:p>
                        </text:list-item>
                        <text:list-item>
                          <text:p text:style-name="P1">*=</text:p>
                        </text:list-item>
                        <text:list-item>
                          <text:p text:style-name="P1">/=</text:p>
                        </text:list-item>
                        <text:list-item>
                          <text:p text:style-name="P1">%=</text:p>
                        </text:list-item>
                      </text:list>
                    </text:list-item>
                    <text:list-item>
                      <text:p text:style-name="P1"><text:soft-page-break/>afficher variable</text:p>
                      <text:list>
                        <text:list-item>
                          <text:p text:style-name="P1">en sautant une ligne : System.out.println(var)</text:p>
                        </text:list-item>
                        <text:list-item>
                          <text:p text:style-name="P1">sans sauter de ligne : System.out.print(var)</text:p>
                        </text:list-item>
                      </text:list>
                    </text:list-item>
                    <text:list-item>
                      <text:p text:style-name="P1">concaténer une chaine avec une variable (ou n'importe quelle combinaison)</text:p>
                      <text:list>
                        <text:list-item>
                          <text:p text:style-name="P1">"a =" + a</text:p>
                        </text:list-item>
                      </text:list>
                    </text:list-item>
                    <text:list-item>
                      <text:p text:style-name="P1">afficher le résultat d'un calcul (écrire le calcul en dure dans le code)</text:p>
                      <text:list>
                        <text:list-item>
                          <text:p text:style-name="P1">System.out.println("a/4 = " + a/4);</text:p>
                        </text:list-item>
                        <text:list-item>
                          <text:p text:style-name="P1">question perso : comment différencier ces deux ordres ?</text:p>
                          <text:list>
                            <text:list-item>
                              <text:p text:style-name="P1">affiche le résultat de a+b</text:p>
                            </text:list-item>
                            <text:list-item>
                              <text:p text:style-name="P1">affiche a concaténé avec b</text:p>
                            </text:list-item>
                            <text:list-item>
                              <text:p text:style-name="P1">réponse : nombres consécutifs = additionnés, chaines consécutives = concaténées, le tout est concaténé. Sinon paranthèses</text:p>
                            </text:list-item>
                          </text:list>
                        </text:list-item>
                      </text:list>
                    </text:list-item>
                    <text:list-item>
                      <text:p text:style-name="P1">que fait (apparemment) automatiquement le compilateur lors de divisions d'entiers donnant un nombre pas entier ? Il les cast en float</text:p>
                    </text:list-item>
                    <text:list-item>
                      <text:p text:style-name="P1">du coup, si on veut être sur d'obtenir un entier... recaster en int : (int) a / b</text:p>
                    </text:list-item>
                  </text:list>
                </text:list-item>
                <text:list-item>
                  <text:p text:style-name="P1">conversion ou cast</text:p>
                  <text:list>
                    <text:list-item>
                      <text:p text:style-name="P1">syntaxe castage : (type) nombre/var/calcul...</text:p>
                    </text:list-item>
                    <text:list-item>
                      <text:p text:style-name="P1">note perso</text:p>
                      <text:list>
                        <text:list-item>
                          <text:p text:style-name="P1">on veut écrire un nombre entier mais le manipuler comme un nombre réel. Genre diviser 2 par 3.</text:p>
                          <text:list>
                            <text:list-item>
                              <text:p text:style-name="P1">2/3 donne quelle valeur considérée comme étant de quel type ?</text:p>
                              <text:list>
                                <text:list-item>
                                  <text:p text:style-name="P1">donne 0 (division euclidienne)</text:p>
                                </text:list-item>
                                <text:list-item>
                                  <text:p text:style-name="P1">est considéré comme int</text:p>
                                </text:list-item>
                              </text:list>
                            </text:list-item>
                            <text:list-item>
                              <text:p text:style-name="P1">forcer à considérer comme un réel avec castage</text:p>
                              <text:list>
                                <text:list-item>
                                  <text:p text:style-name="P1">(float) 2 / (float) 3</text:p>
                                </text:list-item>
                                <text:list-item>
                                  <text:p text:style-name="P1">pas (float) (2 / 3) qui calcule 0 puis cast</text:p>
                                </text:list-item>
                              </text:list>
                            </text:list-item>
                            <text:list-item>
                              <text:p text:style-name="P1">forcer sans castage</text:p>
                              <text:list>
                                <text:list-item>
                                  <text:p text:style-name="P1">en précisant type syntaxiquement</text:p>
                                  <text:list>
                                    <text:list-item>
                                      <text:p text:style-name="P1">2f/3f</text:p>
                                    </text:list-item>
                                  </text:list>
                                </text:list-item>
                                <text:list-item>
                                  <text:p text:style-name="P1">sans préciser type syntaxiquement</text:p>
                                  <text:list>
                                    <text:list-item>
                                      <text:p text:style-name="P1">2./3. ou 2.0/3.0</text:p>
                                    </text:list-item>
                                  </text:list>
                                </text:list-item>
                                <text:list-item>
                                  <text:p text:style-name="P1">est considérer comme étant de quel type ?</text:p>
                                  <text:list>
                                    <text:list-item>
                                      <text:p text:style-name="P1">double par défaut</text:p>
                                    </text:list-item>
                                  </text:list>
                                </text:list-item>
                              </text:list>
                            </text:list-item>
                          </text:list>
                        </text:list-item>
                        <text:list-item>
                          <text:p text:style-name="P1">2.01 est considérer comme étant un double</text:p>
                        </text:list-item>
                        <text:list-item>
                          <text:p text:style-name="P1">que se passe t-il quand une précision d'une valeut n'est pas prise en compte par le type en laquelle on la cast ?</text:p>
                          <text:list>
                            <text:list-item>
                              <text:p text:style-name="P1">quand un nombre réel a une trop grande précision après la virgule</text:p>
                              <text:list>
                                <text:list-item>
                                  <text:p text:style-name="P1">troncage</text:p>
                                </text:list-item>
                              </text:list>
                            </text:list-item>
                            <text:list-item>
                              <text:p text:style-name="P1">quand un nombre entier est trop grand</text:p>
                              <text:list>
                                <text:list-item>
                                  <text:p text:style-name="P1">erreur à la compilation</text:p>
                                </text:list-item>
                              </text:list>
                            </text:list-item>
                          </text:list>
                        </text:list-item>
                        <text:list-item>
                          <text:p text:style-name="P1">peut stocker quel type dans quel type ?</text:p>
                          <text:list>
                            <text:list-item>
                              <text:p text:style-name="P1">stocker char dans byte ? : X</text:p>
                            </text:list-item>
                            <text:list-item>
                              <text:p text:style-name="P1">char dans double ? : V</text:p>
                            </text:list-item>
                            <text:list-item>
                              <text:p text:style-name="P1">double dans char ? : X</text:p>
                            </text:list-item>
                            <text:list-item>
                              <text:p text:style-name="P1">…</text:p>
                            </text:list-item>
                            <text:list-item>
                              <text:p text:style-name="P1">généralité : conditions pour stocker une valeur dans un autre type</text:p>
                              <text:list>
                                <text:list-item>
                                  <text:p text:style-name="P1">le type contenant doit être plus grand que le type contenu</text:p>
                                </text:list-item>
                              </text:list>
                            </text:list-item>
                            <text:list-item>
                              <text:p text:style-name="P1">note : pas généralité en fait, marche pas boolean → double. Illogique</text:p>
                            </text:list-item>
                          </text:list>
                        </text:list-item>
                      </text:list>
                    </text:list-item>
                    <text:list-item>
                      <text:p text:style-name="P1">pas besoin caster pour stocker opération avec int dans double : double assez <text:soft-page-break/>grand</text:p>
                    </text:list-item>
                    <text:list-item>
                      <text:p text:style-name="P1">le cas suivant :</text:p>
                      <text:list>
                        <text:list-item>
                          <text:p text:style-name="P1">int a = 3, b = 2;</text:p>
                        </text:list-item>
                        <text:list-item>
                          <text:p text:style-name="P1">double r = a / b;</text:p>
                        </text:list-item>
                        <text:list-item>
                          <text:p text:style-name="P1">marche mais résultat division entière est stocké</text:p>
                        </text:list-item>
                        <text:list-item>
                          <text:p text:style-name="P1">régler le problème : double r = (double) a / (double) b;</text:p>
                        </text:list-item>
                      </text:list>
                    </text:list-item>
                    <text:list-item>
                      <text:p text:style-name="P1">particulier, juste pour info on verra après</text:p>
                      <text:list>
                        <text:list-item>
                          <text:p text:style-name="P1">caster un type primitif en un string</text:p>
                          <text:list>
                            <text:list-item>
                              <text:p text:style-name="P1">int i = 12;</text:p>
                            </text:list-item>
                            <text:list-item>
                              <text:p text:style-name="P1">String j = new String();</text:p>
                            </text:list-item>
                            <text:list-item>
                              <text:p text:style-name="P1">j = j.valueOf(i);</text:p>
                            </text:list-item>
                          </text:list>
                        </text:list-item>
                        <text:list-item>
                          <text:p text:style-name="P1">caster un string en un type primitif</text:p>
                          <text:list>
                            <text:list-item>
                              <text:p text:style-name="P3">int i = 12;</text:p>
                            </text:list-item>
                            <text:list-item>
                              <text:p text:style-name="P3">String j = new String();</text:p>
                            </text:list-item>
                            <text:list-item>
                              <text:p text:style-name="P3">j = j.valueOf(i);</text:p>
                            </text:list-item>
                            <text:list-item>
                              <text:p text:style-name="P1">int k = Integer.valueOf(j).intValue();</text:p>
                            </text:list-item>
                          </text:list>
                        </text:list-item>
                      </text:list>
                    </text:list-item>
                  </text:list>
                </text:list-item>
                <text:list-item>
                  <text:p text:style-name="P1">depuis java 7 : le formatage des nombres</text:p>
                  <text:list>
                    <text:list-item>
                      <text:p text:style-name="P1">comment formater (espaces) un nombre (de quelque type que ce soit) en java 7 ?</text:p>
                      <text:list>
                        <text:list-item>
                          <text:p text:style-name="P1">underscore : 1_000_000</text:p>
                        </text:list-item>
                      </text:list>
                    </text:list-item>
                    <text:list-item>
                      <text:p text:style-name="P1">endroits où interdit de placer des espaces</text:p>
                      <text:list>
                        <text:list-item>
                          <text:p text:style-name="P1">début / fin / autour "point" décimal</text:p>
                        </text:list-item>
                      </text:list>
                    </text:list-item>
                    <text:list-item>
                      <text:p text:style-name="P1">écrire un nombre hexadécimal / binaire (/ autre ?)</text:p>
                      <text:list>
                        <text:list-item>
                          <text:p text:style-name="P1">0xf54 / 0b011100 / tester octal etc</text:p>
                        </text:list-item>
                      </text:list>
                    </text:list-item>
                  </text:list>
                </text:list-item>
              </text:list>
            </text:list-item>
            <text:list-item>
              <text:p text:style-name="P1">lire les entrées au clavier</text:p>
              <text:list>
                <text:list-item>
                  <text:p text:style-name="P1">la classe Scanner</text:p>
                  <text:list>
                    <text:list-item>
                      <text:p text:style-name="P1">classe Scanner permet de lire les entrées</text:p>
                    </text:list-item>
                    <text:list-item>
                      <text:p text:style-name="P1">System.in = entrée standard</text:p>
                    </text:list-item>
                    <text:list-item>
                      <text:p text:style-name="P1">Scanner S = new Scanner(System.in); pour créer instance qui va stocker entrée</text:p>
                    </text:list-item>
                    <text:list-item>
                      <text:p text:style-name="P1">import java.util.Scanner; avant de lire une entrée</text:p>
                    </text:list-item>
                    <text:list-item>
                      <text:p text:style-name="P1">on importe la classe Scanner via le package java.util</text:p>
                    </text:list-item>
                    <text:list-item>
                      <text:p text:style-name="P1">un package est un ensemble de (sous-)dossiers contenant des classes</text:p>
                    </text:list-item>
                    <text:list-item>
                      <text:p text:style-name="P1">java.lang est le package contenant toutes les classes importées par défaut</text:p>
                    </text:list-item>
                    <text:list-item>
                      <text:p text:style-name="P1">note : conséquence... La lecture et l'écriture se font dans 2 package différents contrairement à C, C++ avec iostream etc.</text:p>
                    </text:list-item>
                    <text:list-item>
                      <text:p text:style-name="P1">importe package.*; (ex : import java.util.*;) importe tout le package</text:p>
                    </text:list-item>
                  </text:list>
                </text:list-item>
                <text:list-item>
                  <text:p text:style-name="P1">récupérez ce que vous tappez</text:p>
                  <text:list>
                    <text:list-item>
                      <text:p text:style-name="P1">objetScanner.nextLine(); demande d'entrer du texte puis le renvoie</text:p>
                    </text:list-item>
                    <text:list-item>
                      <text:p text:style-name="P1">exemple pratique d'utilisation</text:p>
                      <text:list>
                        <text:list-item>
                          <text:p text:style-name="P1">Scanner scan = new Scanner(System.in)</text:p>
                        </text:list-item>
                        <text:list-item>
                          <text:p text:style-name="P1">System.out.println("Entrez quelque chose");</text:p>
                        </text:list-item>
                        <text:list-item>
                          <text:p text:style-name="P1">String str = scan.nextLine();</text:p>
                        </text:list-item>
                        <text:list-item>
                          <text:p text:style-name="P1">System.out.println(str);</text:p>
                        </text:list-item>
                      </text:list>
                    </text:list-item>
                    <text:list-item>
                      <text:p text:style-name="P1">obj.nextInt(); récupère et renvoie un entier</text:p>
                    </text:list-item>
                    <text:list-item>
                      <text:p text:style-name="P1">obj.next[Type](); de façon générale récupère et renvoie une var de type Type</text:p>
                    </text:list-item>
                    <text:list-item>
                      <text:p text:style-name="P1">nextChar ne marche pas (impossible récupérer directement un char)</text:p>
                    </text:list-item>
                    <text:list-item>
                      <text:p text:style-name="P1">moyen détourné de le récupérer</text:p>
                      <text:list>
                        <text:list-item>
                          <text:p text:style-name="P1">Scanner entree = new Scanner(System.in);</text:p>
                        </text:list-item>
                        <text:list-item>
                          <text:p text:style-name="P1">System.out.println("Entrez un caractère");</text:p>
                        </text:list-item>
                        <text:list-item>
                          <text:p text:style-name="P1">String texte = entree.nextline();</text:p>
                        </text:list-item>
                        <text:list-item>
                          <text:p text:style-name="P1"><text:soft-page-break/>char caractere = texte.charAt(0);</text:p>
                        </text:list-item>
                      </text:list>
                    </text:list-item>
                    <text:list-item>
                      <text:p text:style-name="P1">perso</text:p>
                      <text:list>
                        <text:list-item>
                          <text:p text:style-name="P1">"imbriquer" les appels de méthode</text:p>
                        </text:list-item>
                        <text:list-item>
                          <text:p text:style-name="P1">ex : demander du texte et en afficher le premier caractère en une seule ligne</text:p>
                          <text:list>
                            <text:list-item>
                              <text:p text:style-name="P1">System.out.println(entree.nextLine().charAt(0));</text:p>
                            </text:list-item>
                          </text:list>
                        </text:list-item>
                        <text:list-item>
                          <text:p text:style-name="P1">effet d'un "nextType" dans un System.out.print</text:p>
                          <text:list>
                            <text:list-item>
                              <text:p text:style-name="P1">demande de valeur effectué avant affichage même si texte avant</text:p>
                            </text:list-item>
                          </text:list>
                        </text:list-item>
                      </text:list>
                    </text:list-item>
                    <text:list-item>
                      <text:p text:style-name="P1">nextLine vide le buffer à la fin, nextInt etc non</text:p>
                    </text:list-item>
                    <text:list-item>
                      <text:p text:style-name="P1">du coup si entre autres puis texte (mal compris)</text:p>
                      <text:list>
                        <text:list-item>
                          <text:p text:style-name="P1">marche pour les autres</text:p>
                        </text:list-item>
                        <text:list-item>
                          <text:p text:style-name="P1">arrivé a nextLine : vide buffer et ne demande pas de texte</text:p>
                        </text:list-item>
                      </text:list>
                    </text:list-item>
                    <text:list-item>
                      <text:p text:style-name="P1">pour régler ça : faire un nextLine dans le vide puis le refaire ou on veut</text:p>
                    </text:list-item>
                    <text:list-item>
                      <text:p text:style-name="P1">note : autre débilité des langages objets : dans la console, saisir les réels avec une virgule et non un point, mais dans le programme, saisir avec un point</text:p>
                    </text:list-item>
                  </text:list>
                </text:list-item>
              </text:list>
            </text:list-item>
            <text:list-item>
              <text:p text:style-name="P1">les conditions</text:p>
              <text:list>
                <text:list-item>
                  <text:p text:style-name="P1">la structure if... else</text:p>
                  <text:list>
                    <text:list-item>
                      <text:p text:style-name="P1">opérateurs de comparaison</text:p>
                      <text:list>
                        <text:list-item>
                          <text:p text:style-name="P1">&lt;</text:p>
                        </text:list-item>
                        <text:list-item>
                          <text:p text:style-name="P1">&lt;=</text:p>
                        </text:list-item>
                        <text:list-item>
                          <text:p text:style-name="P1">&gt;</text:p>
                        </text:list-item>
                        <text:list-item>
                          <text:p text:style-name="P1">&gt;=</text:p>
                        </text:list-item>
                        <text:list-item>
                          <text:p text:style-name="P1">==</text:p>
                        </text:list-item>
                        <text:list-item>
                          <text:p text:style-name="P1">!=</text:p>
                        </text:list-item>
                      </text:list>
                    </text:list-item>
                    <text:list-item>
                      <text:p text:style-name="P1">opérateurs logiques</text:p>
                      <text:list>
                        <text:list-item>
                          <text:p text:style-name="P1">&amp;&amp;</text:p>
                        </text:list-item>
                        <text:list-item>
                          <text:p text:style-name="P1">||</text:p>
                        </text:list-item>
                        <text:list-item>
                          <text:p text:style-name="P1">!</text:p>
                        </text:list-item>
                      </text:list>
                    </text:list-item>
                    <text:list-item>
                      <text:p text:style-name="P1">opérateur ternaire</text:p>
                      <text:list>
                        <text:list-item>
                          <text:p text:style-name="P1">?</text:p>
                        </text:list-item>
                        <text:list-item>
                          <text:p text:style-name="P1">réservé uniquement à l'affectation de variable.</text:p>
                        </text:list-item>
                      </text:list>
                    </text:list-item>
                    <text:list-item>
                      <text:p text:style-name="P1">syntaxe globale conditions</text:p>
                      <text:list>
                        <text:list-item>
                          <text:p text:style-name="P1">syntaxe basique</text:p>
                          <text:list>
                            <text:list-item>
                              <text:p text:style-name="P1">if (condition)</text:p>
                            </text:list-item>
                            <text:list-item>
                              <text:p text:style-name="P1">{</text:p>
                              <text:list>
                                <text:list-item>
                                  <text:p text:style-name="P1">…</text:p>
                                </text:list-item>
                              </text:list>
                            </text:list-item>
                            <text:list-item>
                              <text:p text:style-name="P1">}</text:p>
                            </text:list-item>
                            <text:list-item>
                              <text:p text:style-name="P1">else</text:p>
                            </text:list-item>
                            <text:list-item>
                              <text:p text:style-name="P1">{</text:p>
                              <text:list>
                                <text:list-item>
                                  <text:p text:style-name="P1">…</text:p>
                                </text:list-item>
                              </text:list>
                            </text:list-item>
                            <text:list-item>
                              <text:p text:style-name="P1">}</text:p>
                            </text:list-item>
                          </text:list>
                        </text:list-item>
                        <text:list-item>
                          <text:p text:style-name="P1">possibilité d'enlever accolades</text:p>
                        </text:list-item>
                        <text:list-item>
                          <text:p text:style-name="P1">possibilité de rajouter else if</text:p>
                        </text:list-item>
                      </text:list>
                    </text:list-item>
                    <text:list-item>
                      <text:p text:style-name="P1">perso</text:p>
                      <text:list>
                        <text:list-item>
                          <text:p text:style-name="P1">possibilité de mettre des instructions vides !!! ";;;;;;" entre deux instructions ne posera aucun problème</text:p>
                        </text:list-item>
                        <text:list-item>
                          <text:p text:style-name="P1">résultat : peut faire</text:p>
                          <text:list>
                            <text:list-item>
                              <text:p text:style-name="P1">if (condition fausse)</text:p>
                              <text:list>
                                <text:list-item>
                                  <text:p text:style-name="P1">;</text:p>
                                </text:list-item>
                              </text:list>
                            </text:list-item>
                            <text:list-item>
                              <text:p text:style-name="P1">else</text:p>
                              <text:list>
                                <text:list-item>
                                  <text:p text:style-name="P1"><text:soft-page-break/>instruction;</text:p>
                                </text:list-item>
                              </text:list>
                            </text:list-item>
                            <text:list-item>
                              <text:p text:style-name="P1">(pas beaucoup d'utilité mais bon...)</text:p>
                            </text:list-item>
                          </text:list>
                        </text:list-item>
                      </text:list>
                    </text:list-item>
                    <text:list-item>
                      <text:p text:style-name="P1">que renvoie la condition ? un booléen</text:p>
                    </text:list-item>
                    <text:list-item>
                      <text:p text:style-name="P1">perso :</text:p>
                      <text:list>
                        <text:list-item>
                          <text:p text:style-name="P1">stocker ce qui est renvoyé dans une variable : boolean b = (1&lt;1);</text:p>
                        </text:list-item>
                        <text:list-item>
                          <text:p text:style-name="P1">écrire dans un message : System.out.println(1&gt;2); // écrira false</text:p>
                        </text:list-item>
                      </text:list>
                    </text:list-item>
                    <text:list-item>
                      <text:p text:style-name="P1">impossible de tester directement avec un == l'équivalence de deux chaines de caractères</text:p>
                    </text:list-item>
                    <text:list-item>
                      <text:p text:style-name="P1">opérateurs logiques équivalents à des notions ensemblistes... Lesquelles ?</text:p>
                      <text:list>
                        <text:list-item>
                          <text:p text:style-name="P1">&amp;&amp; correspond à l'intersection</text:p>
                        </text:list-item>
                        <text:list-item>
                          <text:p text:style-name="P1">|| à l'union</text:p>
                        </text:list-item>
                        <text:list-item>
                          <text:p text:style-name="P1">! au complémentaire</text:p>
                        </text:list-item>
                        <text:list-item>
                          <text:p text:style-name="P1">(les conditions "x&lt;4" etc définissent des ensembles si on regarde bien... Pour les trucs genre "a==4 &amp;&amp; b&lt;3"... Intersection sur le produit cartesien axb ?)</text:p>
                        </text:list-item>
                      </text:list>
                    </text:list-item>
                  </text:list>
                </text:list-item>
                <text:list-item>
                  <text:p text:style-name="P1">la structure switch</text:p>
                  <text:list>
                    <text:list-item>
                      <text:p text:style-name="P1">utile lorsque les cas à tester sont plusieurs valeurs possibles d'une variable</text:p>
                    </text:list-item>
                    <text:list-item>
                      <text:p text:style-name="P1">syntaxe</text:p>
                      <text:list>
                        <text:list-item>
                          <text:p text:style-name="P1">switch (var)</text:p>
                        </text:list-item>
                        <text:list-item>
                          <text:p text:style-name="P1">{</text:p>
                          <text:list>
                            <text:list-item>
                              <text:p text:style-name="P1">case x :</text:p>
                              <text:list>
                                <text:list-item>
                                  <text:p text:style-name="P1">instruction;</text:p>
                                </text:list-item>
                                <text:list-item>
                                  <text:p text:style-name="P1">…</text:p>
                                </text:list-item>
                                <text:list-item>
                                  <text:p text:style-name="P1">break;</text:p>
                                </text:list-item>
                              </text:list>
                            </text:list-item>
                            <text:list-item>
                              <text:p text:style-name="P1">case y :</text:p>
                              <text:list>
                                <text:list-item>
                                  <text:p text:style-name="P1">instruction;</text:p>
                                </text:list-item>
                                <text:list-item>
                                  <text:p text:style-name="P1">…</text:p>
                                </text:list-item>
                                <text:list-item>
                                  <text:p text:style-name="P1">break;</text:p>
                                </text:list-item>
                              </text:list>
                            </text:list-item>
                            <text:list-item>
                              <text:p text:style-name="P1">case z :</text:p>
                              <text:list>
                                <text:list-item>
                                  <text:p text:style-name="P1">instruction;</text:p>
                                </text:list-item>
                                <text:list-item>
                                  <text:p text:style-name="P1">…</text:p>
                                </text:list-item>
                                <text:list-item>
                                  <text:p text:style-name="P1">break;</text:p>
                                </text:list-item>
                              </text:list>
                            </text:list-item>
                            <text:list-item>
                              <text:p text:style-name="P1">default :</text:p>
                              <text:list>
                                <text:list-item>
                                  <text:p text:style-name="P1">instruction;</text:p>
                                </text:list-item>
                                <text:list-item>
                                  <text:p text:style-name="P1">…</text:p>
                                </text:list-item>
                              </text:list>
                            </text:list-item>
                          </text:list>
                        </text:list-item>
                        <text:list-item>
                          <text:p text:style-name="P1">}</text:p>
                        </text:list-item>
                      </text:list>
                    </text:list-item>
                    <text:list-item>
                      <text:p text:style-name="P1">notes perso</text:p>
                      <text:list>
                        <text:list-item>
                          <text:p text:style-name="P1">Autant d'instructions possibles qu'on veut par cas</text:p>
                        </text:list-item>
                        <text:list-item>
                          <text:p text:style-name="P1">possibilité de mettre des if dans un cas / le default / autre (utile surtout pour default pour traiter les intervalles parmis les cas restant)</text:p>
                        </text:list-item>
                        <text:list-item>
                          <text:p text:style-name="P1">ne pas mettre de break dans default</text:p>
                        </text:list-item>
                        <text:list-item>
                          <text:p text:style-name="P1">Lorsqu'on oublie les break, les instructions des autres case sont lues jusqu'au prochain break. Débile : aurait suffit de stopper au prochain case... Ou : intelligent car permet de faire des palliers genre si je suis au cas x exécuter toutes les instructions jusqu'au cas de la dizaine supérieure.</text:p>
                        </text:list-item>
                      </text:list>
                    </text:list-item>
                    <text:list-item>
                      <text:p text:style-name="P1">depuis java 7, les String sont acceptés dans les switch</text:p>
                    </text:list-item>
                  </text:list>
                </text:list-item>
                <text:list-item>
                  <text:p text:style-name="P1">la condition ternaire</text:p>
                  <text:list>
                    <text:list-item>
                      <text:p text:style-name="P1">syntaxe : var = (test) ? val-si-true : val-si-false;</text:p>
                    </text:list-item>
                    <text:list-item>
                      <text:p text:style-name="P1">utilisation opérateur ternaire réservée exclusivement à l'affectation des variables</text:p>
                    </text:list-item>
                    <text:list-item>
                      <text:p text:style-name="P1">possibilité d'imbrications</text:p>
                      <text:list>
                        <text:list-item>
                          <text:p text:style-name="P1"><text:soft-page-break/>var = (test) ? ((test) ? VT : VF) : V2F;</text:p>
                        </text:list-item>
                      </text:list>
                    </text:list-item>
                  </text:list>
                </text:list-item>
              </text:list>
            </text:list-item>
            <text:list-item>
              <text:p text:style-name="P1">les boucles</text:p>
              <text:list>
                <text:list-item>
                  <text:p text:style-name="P1">principe</text:p>
                  <text:list>
                    <text:list-item>
                      <text:p text:style-name="P1">Une boucle est une série d'instruction qu'on va répéter un certain nombre de fois</text:p>
                    </text:list-item>
                    <text:list-item>
                      <text:p text:style-name="P1">3 exemples de cas typique où ça peut être utile</text:p>
                      <text:list>
                        <text:list-item>
                          <text:p text:style-name="P1">recommencer le programme du début (ex : calculette propose opérations jusqu'à ce que l'utilisateur veuille quitter)</text:p>
                        </text:list-item>
                        <text:list-item>
                          <text:p text:style-name="P1">attendre un certain comportement de l'utilisateur (ex : redemander d'entrer un nombre jusqu'à ce qu'il soit positif)</text:p>
                        </text:list-item>
                        <text:list-item>
                          <text:p text:style-name="P1">parcourir une série de données (ex : afficher chaque case d'un tableau)</text:p>
                        </text:list-item>
                      </text:list>
                    </text:list-item>
                  </text:list>
                </text:list-item>
                <text:list-item>
                  <text:p text:style-name="P1">boucle while</text:p>
                  <text:list>
                    <text:list-item>
                      <text:p text:style-name="P1">syntaxe globale</text:p>
                      <text:list>
                        <text:list-item>
                          <text:p text:style-name="P1">while (condition)</text:p>
                        </text:list-item>
                        <text:list-item>
                          <text:p text:style-name="P1">{</text:p>
                          <text:list>
                            <text:list-item>
                              <text:p text:style-name="P1">instruction;</text:p>
                            </text:list-item>
                            <text:list-item>
                              <text:p text:style-name="P1">…</text:p>
                            </text:list-item>
                          </text:list>
                        </text:list-item>
                        <text:list-item>
                          <text:p text:style-name="P1">}</text:p>
                        </text:list-item>
                      </text:list>
                    </text:list-item>
                    <text:list-item>
                      <text:p text:style-name="P1">comparer deux string : S1.equals(S2);</text:p>
                    </text:list-item>
                    <text:list-item>
                      <text:p text:style-name="P1">convertir un string en boolean : Boolean.parseBoolean(S);</text:p>
                    </text:list-item>
                    <text:list-item>
                      <text:p text:style-name="P1">chercher dans la doc java</text:p>
                      <text:list>
                        <text:list-item>
                          <text:p text:style-name="P1">premier lien dans recherche google "documentation java"</text:p>
                        </text:list-item>
                        <text:list-item>
                          <text:p text:style-name="P1">classé par packages et classes</text:p>
                        </text:list-item>
                      </text:list>
                    </text:list-item>
                  </text:list>
                </text:list-item>
                <text:list-item>
                  <text:p text:style-name="P1">la boucle do... while</text:p>
                  <text:list>
                    <text:list-item>
                      <text:p text:style-name="P1">do while s'exécute au moins une fois : condition vérifiée après le tour de boucle</text:p>
                    </text:list-item>
                    <text:list-item>
                      <text:p text:style-name="P1">syntaxe générale</text:p>
                      <text:list>
                        <text:list-item>
                          <text:p text:style-name="P1">do</text:p>
                        </text:list-item>
                        <text:list-item>
                          <text:p text:style-name="P1">{</text:p>
                          <text:list>
                            <text:list-item>
                              <text:p text:style-name="P1">…</text:p>
                            </text:list-item>
                          </text:list>
                        </text:list-item>
                        <text:list-item>
                          <text:p text:style-name="P1">} while (condition); // ne pas oublier le point-virgule !!!</text:p>
                        </text:list-item>
                      </text:list>
                    </text:list-item>
                  </text:list>
                </text:list-item>
                <text:list-item>
                  <text:p text:style-name="P1">la boucle for</text:p>
                  <text:list>
                    <text:list-item>
                      <text:p text:style-name="P1">syntaxe générale</text:p>
                      <text:list>
                        <text:list-item>
                          <text:p text:style-name="P1">for(déclaration et initialisation cpt ; condition ; changement valeur cpt)</text:p>
                        </text:list-item>
                        <text:list-item>
                          <text:p text:style-name="P1">{</text:p>
                          <text:list>
                            <text:list-item>
                              <text:p text:style-name="P1">…</text:p>
                            </text:list-item>
                          </text:list>
                        </text:list-item>
                        <text:list-item>
                          <text:p text:style-name="P1">}</text:p>
                        </text:list-item>
                      </text:list>
                    </text:list-item>
                    <text:list-item>
                      <text:p text:style-name="P1">plusieurs variables / conditions etc en en-tête</text:p>
                      <text:list>
                        <text:list-item>
                          <text:p text:style-name="P1">for (int i=0, j=1 ; i&lt;4 &amp;&amp; i&lt;j; i+=2, j++)</text:p>
                        </text:list-item>
                      </text:list>
                    </text:list-item>
                    <text:list-item>
                      <text:p text:style-name="P1">d'autres types d'instruction en en-tête</text:p>
                      <text:list>
                        <text:list-item>
                          <text:p text:style-name="P1">for (boolean continuer = true, Scanner entree = new Scanner (System.in) ; continuer ; entree.nextBoolean())</text:p>
                        </text:list-item>
                        <text:list-item>
                          <text:p text:style-name="P1">apparemment marche pas</text:p>
                        </text:list-item>
                      </text:list>
                    </text:list-item>
                  </text:list>
                </text:list-item>
              </text:list>
            </text:list-item>
            <text:list-item>
              <text:p text:style-name="P1">TP conversion celsius fahrenheit</text:p>
              <text:list>
                <text:list-item>
                  <text:p text:style-name="P1">Object est un type général pouvant acceuillir n'importe quel objet</text:p>
                </text:list-item>
                <text:list-item>
                  <text:p text:style-name="P1">entree.next() pour stocker un Object</text:p>
                </text:list-item>
                <text:list-item>
                  <text:p text:style-name="P1">var instanceof Type pour vérifier le type d'une variable</text:p>
                </text:list-item>
              </text:list>
            </text:list-item>
            <text:list-item>
              <text:p text:style-name="P1">Les tableaux</text:p>
              <text:list>
                <text:list-item>
                  <text:p text:style-name="P1">tableau unidimensionnel</text:p>
                  <text:list>
                    <text:list-item>
                      <text:p text:style-name="P1">un tableau est une suite de variables de même type contigüe en mémoire</text:p>
                    </text:list-item>
                    <text:list-item>
                      <text:p text:style-name="P1">syntaxe définition et initialisation tableau</text:p>
                      <text:list>
                        <text:list-item>
                          <text:p text:style-name="P1"><text:soft-page-break/>(type) (nom) [] = { (contenu) }</text:p>
                        </text:list-item>
                        <text:list-item>
                          <text:p text:style-name="P1">ou : (type (nom) [(nb cases)] = { (contenu premières cases) }</text:p>
                        </text:list-item>
                        <text:list-item>
                          <text:p text:style-name="P1">ex : int T[] = {2, 3, 6};</text:p>
                        </text:list-item>
                        <text:list-item>
                          <text:p text:style-name="P1">double T[] = new double[16];</text:p>
                        </text:list-item>
                        <text:list-item>
                          <text:p text:style-name="P1">apparemment interdit d'indiquer le nombre de cases comme ça : T[4] !!!</text:p>
                        </text:list-item>
                      </text:list>
                    </text:list-item>
                  </text:list>
                </text:list-item>
                <text:list-item>
                  <text:p text:style-name="P1">tableaux multidimensionnels</text:p>
                  <text:list>
                    <text:list-item>
                      <text:p text:style-name="P1">syntaxe création tableau multidimensionnel</text:p>
                      <text:list>
                        <text:list-item>
                          <text:p text:style-name="P1">int T[][] = {{1,2},{2,1}};</text:p>
                        </text:list-item>
                        <text:list-item>
                          <text:p text:style-name="P1">int T[][] = new int[4][6];</text:p>
                        </text:list-item>
                      </text:list>
                    </text:list-item>
                    <text:list-item>
                      <text:p text:style-name="P1">particularités</text:p>
                      <text:list>
                        <text:list-item>
                          <text:p text:style-name="P1">impossible définir comme ça : int T[4][6];</text:p>
                        </text:list-item>
                        <text:list-item>
                          <text:p text:style-name="P1">impossible définir comme ça pour initialiser reste à 0 :</text:p>
                          <text:list>
                            <text:list-item>
                              <text:p text:style-name="P1">int T[][] = {{2, 3, 3}, {1}, {}, {}, {}};</text:p>
                            </text:list-item>
                          </text:list>
                        </text:list-item>
                      </text:list>
                    </text:list-item>
                  </text:list>
                </text:list-item>
                <text:list-item>
                  <text:p text:style-name="P1">utiliser un tableau et chercher dedans</text:p>
                  <text:list>
                    <text:list-item>
                      <text:p text:style-name="P1">indice de première case d'un tableau : 0</text:p>
                    </text:list-item>
                    <text:list-item>
                      <text:p text:style-name="P1">tableau.length est la longeur d'un tableau</text:p>
                      <text:list>
                        <text:list-item>
                          <text:p text:style-name="P1">attention : c'est apparemment un attribut publique et non une méthode : pas de paranthèses !!!</text:p>
                        </text:list-item>
                      </text:list>
                    </text:list-item>
                    <text:list-item>
                      <text:p text:style-name="P1">en java, un tableau est un objet</text:p>
                    </text:list-item>
                    <text:list-item>
                      <text:p text:style-name="P1">syntaxe spéciale pour boucles for pour les tableaux</text:p>
                      <text:list>
                        <text:list-item>
                          <text:p text:style-name="P1">for (type alias : nomTab)</text:p>
                        </text:list-item>
                        <text:list-item>
                          <text:p text:style-name="P1">ex : for (int case : T)</text:p>
                        </text:list-item>
                      </text:list>
                    </text:list-item>
                    <text:list-item>
                      <text:p text:style-name="P1">appliquer cette syntaxe pour les tableaux multidimensionnels (un peu complexe)</text:p>
                      <text:list>
                        <text:list-item>
                          <text:p text:style-name="P1">for(int[] soustab : T)</text:p>
                          <text:list>
                            <text:list-item>
                              <text:p text:style-name="P1">for(int case : soustab)</text:p>
                            </text:list-item>
                          </text:list>
                        </text:list-item>
                      </text:list>
                    </text:list-item>
                  </text:list>
                </text:list-item>
              </text:list>
            </text:list-item>
            <text:list-item>
              <text:p text:style-name="P1">les méthodes de classe</text:p>
              <text:list>
                <text:list-item>
                  <text:p text:style-name="P1">méthodes permettent de factoriser du code (pas de répétitions, modifications en une fois etc)</text:p>
                </text:list-item>
                <text:list-item>
                  <text:p text:style-name="P1">quelque méthodes utiles</text:p>
                  <text:list>
                    <text:list-item>
                      <text:p text:style-name="P1">méthodes natives / celles qu'on créait nous même résultent de classes natives / fait maison</text:p>
                    </text:list-item>
                    <text:list-item>
                      <text:p text:style-name="P1">des méthodes sur les String</text:p>
                      <text:list>
                        <text:list-item>
                          <text:p text:style-name="P1">String en minuscules : toLowerCase()</text:p>
                        </text:list-item>
                        <text:list-item>
                          <text:p text:style-name="P1">majuscules : toUpperCase()</text:p>
                        </text:list-item>
                        <text:list-item>
                          <text:p text:style-name="P1">renvoyer longeur chaine : méthode length() (attribut length pour tableaux)</text:p>
                        </text:list-item>
                        <text:list-item>
                          <text:p text:style-name="P1">equals()</text:p>
                        </text:list-item>
                        <text:list-item>
                          <text:p text:style-name="P1">charAt()</text:p>
                        </text:list-item>
                        <text:list-item>
                          <text:p text:style-name="P1">substring(borne_inf, borne_sup+1)</text:p>
                        </text:list-item>
                        <text:list-item>
                          <text:p text:style-name="P1">position caractère</text:p>
                          <text:list>
                            <text:list-item>
                              <text:p text:style-name="P1">commence par 0 comme d'hab</text:p>
                            </text:list-item>
                            <text:list-item>
                              <text:p text:style-name="P1">prend une chaine de caractères en paramètres</text:p>
                            </text:list-item>
                            <text:list-item>
                              <text:p text:style-name="P1">renvoie la position du premier caractère du String appelé dans le String appelant s'il est contenu intégralement dedans</text:p>
                            </text:list-item>
                            <text:list-item>
                              <text:p text:style-name="P1">deux méthodes</text:p>
                              <text:list>
                                <text:list-item>
                                  <text:p text:style-name="P1">indexOf = chercher du début (première occurrence seule considérée)</text:p>
                                </text:list-item>
                                <text:list-item>
                                  <text:p text:style-name="P1">lastIndexOf = cherche de la fin (dernière occurrence considérée)</text:p>
                                </text:list-item>
                              </text:list>
                            </text:list-item>
                            <text:list-item>
                              <text:p text:style-name="P1">position = -1 si sous-chaine non trouvée</text:p>
                            </text:list-item>
                          </text:list>
                        </text:list-item>
                      </text:list>
                    </text:list-item>
                    <text:list-item>
                      <text:p text:style-name="P1">des méthodes mathématiques</text:p>
                      <text:list>
                        <text:list-item>
                          <text:p text:style-name="P1">généralités</text:p>
                          <text:list>
                            <text:list-item>
                              <text:p text:style-name="P1"><text:soft-page-break/>classe Math utilisée</text:p>
                            </text:list-item>
                            <text:list-item>
                              <text:p text:style-name="P1">présente dans le package java.lang, déjà inclus de base</text:p>
                            </text:list-item>
                            <text:list-item>
                              <text:p text:style-name="P1">toutes les méthodes vues ici renvoient un double</text:p>
                            </text:list-item>
                            <text:list-item>
                              <text:p text:style-name="P1">toutes ces méthodes sont des méthodes de classe (Math.sinus(18) par ex)</text:p>
                            </text:list-item>
                          </text:list>
                        </text:list-item>
                        <text:list-item>
                          <text:p text:style-name="P1">méthodes en question</text:p>
                          <text:list>
                            <text:list-item>
                              <text:p text:style-name="P1">sin(x)</text:p>
                            </text:list-item>
                            <text:list-item>
                              <text:p text:style-name="P1">cos(x)</text:p>
                            </text:list-item>
                            <text:list-item>
                              <text:p text:style-name="P1">tan(x)</text:p>
                            </text:list-item>
                            <text:list-item>
                              <text:p text:style-name="P1">abs(x)</text:p>
                            </text:list-item>
                            <text:list-item>
                              <text:p text:style-name="P1">pow(nombre, puissance)</text:p>
                            </text:list-item>
                          </text:list>
                        </text:list-item>
                      </text:list>
                    </text:list-item>
                  </text:list>
                </text:list-item>
                <text:list-item>
                  <text:p text:style-name="P1">créer sa propre méthode</text:p>
                  <text:list>
                    <text:list-item>
                      <text:p text:style-name="P1">exemple : créer méthode qui tronque un nombre</text:p>
                      <text:list>
                        <text:list-item>
                          <text:p text:style-name="P1">public static double arrondi(double A, int B)</text:p>
                        </text:list-item>
                        <text:list-item>
                          <text:p text:style-name="P1">{</text:p>
                        </text:list-item>
                        <text:list-item>
                          <text:p text:style-name="P1"><text:tab/>return (double) ((int) (A * Math.pow(10, B) + .5)) / Math.pow(10, B);</text:p>
                        </text:list-item>
                        <text:list-item>
                          <text:p text:style-name="P1">}</text:p>
                        </text:list-item>
                      </text:list>
                    </text:list-item>
                    <text:list-item>
                      <text:p text:style-name="P1">contrainte sur méthodes appelées par méthode static</text:p>
                    </text:list-item>
                    <text:list-item>
                      <text:p text:style-name="P1">syntaxe création méthode</text:p>
                    </text:list-item>
                    <text:list-item>
                      <text:p text:style-name="P1">3 sortes de méthodes (relativement au retour)</text:p>
                    </text:list-item>
                    <text:list-item>
                      <text:p text:style-name="P1">placer le méthodes dans la classe et hors des autres méthodes</text:p>
                    </text:list-item>
                    <text:list-item>
                      <text:p text:style-name="P1">passer "n'importe quel" type en paramètre</text:p>
                      <text:list>
                        <text:list-item>
                          <text:p text:style-name="P1">Object en paramètre</text:p>
                        </text:list-item>
                        <text:list-item>
                          <text:p text:style-name="P1">n'appeler qu'avec des objets. Ex : Integer plutot que int</text:p>
                        </text:list-item>
                      </text:list>
                    </text:list-item>
                  </text:list>
                </text:list-item>
                <text:list-item>
                  <text:p text:style-name="P1">la surcharge de méthode</text:p>
                  <text:list>
                    <text:list-item>
                      <text:p text:style-name="P1">qu'est ce que c'est et comment on fait ? + possibilité nombres param</text:p>
                      <text:list>
                        <text:list-item>
                          <text:p text:style-name="P1">faire en sorte qu'elle puisse prendre plusieurs types en paramètres</text:p>
                        </text:list-item>
                        <text:list-item>
                          <text:p text:style-name="P1">on réécrit la méthode en gardant le même nom mais en changeant le type des paramètres</text:p>
                        </text:list-item>
                        <text:list-item>
                          <text:p text:style-name="P1">on peut ajouter/supprimer des paramètres</text:p>
                        </text:list-item>
                      </text:list>
                    </text:list-item>
                  </text:list>
                </text:list-item>
              </text:list>
            </text:list-item>
          </text:list>
        </text:list-item>
        <text:list-item>
          <text:p text:style-name="P1">POO</text:p>
          <text:list>
            <text:list-item>
              <text:p text:style-name="P1">première classe</text:p>
              <text:list>
                <text:list-item>
                  <text:p text:style-name="P1">structure de base</text:p>
                  <text:list>
                    <text:list-item>
                      <text:p text:style-name="P1">vocabulaire</text:p>
                      <text:list>
                        <text:list-item>
                          <text:p text:style-name="P1">équivalent type = classe</text:p>
                        </text:list-item>
                        <text:list-item>
                          <text:p text:style-name="P1">équivalent variable = objet / instance</text:p>
                        </text:list-item>
                      </text:list>
                    </text:list-item>
                    <text:list-item>
                      <text:p text:style-name="P1">un dossier pour le programme, un fichier java par classe, portant son nom</text:p>
                    </text:list-item>
                    <text:list-item>
                      <text:p text:style-name="P1">une méthode main par classe normalement, mais on peut en mettre dans plusieurs fichiers, mais une seule sera alors considérée comme point de départ. En fonction de ce qu'on tappe pour interpréter les .class je suppose. Ainsi, on doit pouvoir utiliser les mêmes classes de façon différente en fonction du fichier duquel on démarre le programme.</text:p>
                    </text:list-item>
                    <text:list-item>
                      <text:p text:style-name="P1">encapsulation (ajouts persos : confirmés / infirmés dans chapitres suivants)</text:p>
                      <text:list>
                        <text:list-item>
                          <text:p text:style-name="P1">classes</text:p>
                          <text:list>
                            <text:list-item>
                              <text:p text:style-name="P1">public : tout le monde peut l'appeler</text:p>
                            </text:list-item>
                            <text:list-item>
                              <text:p text:style-name="P1">private, protected, package : ?</text:p>
                            </text:list-item>
                          </text:list>
                        </text:list-item>
                        <text:list-item>
                          <text:p text:style-name="P1">méthodes</text:p>
                          <text:list>
                            <text:list-item>
                              <text:p text:style-name="P1">public : tout le monde peut l'appeler</text:p>
                            </text:list-item>
                            <text:list-item>
                              <text:p text:style-name="P1">private : appel possible uniquement via la classe contenant la méthode</text:p>
                            </text:list-item>
                            <text:list-item>
                              <text:p text:style-name="P1">package : appel possible via toutes les classes de même package</text:p>
                            </text:list-item>
                            <text:list-item>
                              <text:p text:style-name="P1"><text:soft-page-break/>protected : plus sur... accessible dans package et classes héritées ?</text:p>
                            </text:list-item>
                          </text:list>
                        </text:list-item>
                      </text:list>
                    </text:list-item>
                    <text:list-item>
                      <text:p text:style-name="P1">protected par défaut (pose problème pour toString car veut du coup réécrire au lieu d'implémenter)</text:p>
                    </text:list-item>
                    <text:list-item>
                      <text:p text:style-name="P1">on peut apparemment quasiment tout faire (classes, méthodes, attributs...) sans préciser d'encapsulation, sauf toString</text:p>
                    </text:list-item>
                  </text:list>
                </text:list-item>
                <text:list-item>
                  <text:p text:style-name="P1">les constructeurs</text:p>
                  <text:list>
                    <text:list-item>
                      <text:p text:style-name="P1">grossièrement 3 types de variables</text:p>
                      <text:list>
                        <text:list-item>
                          <text:p text:style-name="P1">attributs d'instances</text:p>
                        </text:list-item>
                        <text:list-item>
                          <text:p text:style-name="P1">attributs de classes</text:p>
                        </text:list-item>
                        <text:list-item>
                          <text:p text:style-name="P1">variables locales a une méthode</text:p>
                        </text:list-item>
                      </text:list>
                    </text:list-item>
                    <text:list-item>
                      <text:p text:style-name="P1">un constructeur, lorsqu'il est appelé, résèrve de l'espace en mémoire pour un nouvel objet, et affecte les attributs</text:p>
                    </text:list-item>
                    <text:list-item>
                      <text:p text:style-name="P1">constructeur sans paramètres</text:p>
                      <text:list>
                        <text:list-item>
                          <text:p text:style-name="P1">particularité paramétrique : aucun paramètre</text:p>
                        </text:list-item>
                        <text:list-item>
                          <text:p text:style-name="P1">rien n'est obligatoire dans le constructeur sans paramètres. Si on le laisse vide, il appelle le constructeur par défaut de tous ses attributs.</text:p>
                        </text:list-item>
                        <text:list-item>
                          <text:p text:style-name="P1">Conseillé tout de même d'y initialiser les attributs.</text:p>
                        </text:list-item>
                        <text:list-item>
                          <text:p text:style-name="P1">On peut rajouter toutes les instructions qu'on veut. Par exemple : un System out pour décrire la construction</text:p>
                        </text:list-item>
                        <text:list-item>
                          <text:p text:style-name="P1">Si on ne met pas de constructeur sans paramètres et qu'on met des constructeurs paramétrés, la classe n'a pas de constructeur sans paramètres. Si on ne met aucun constructeur, elle a un constructeur par défaut vide appellant tous les constructeurs par défaut des attributs.</text:p>
                        </text:list-item>
                      </text:list>
                    </text:list-item>
                    <text:list-item>
                      <text:p text:style-name="P1">syntaxe</text:p>
                      <text:list>
                        <text:list-item>
                          <text:p text:style-name="P1">syntaxe</text:p>
                          <text:list>
                            <text:list-item>
                              <text:p text:style-name="P1">public NomClass (paramètres)</text:p>
                            </text:list-item>
                            <text:list-item>
                              <text:p text:style-name="P1">{</text:p>
                              <text:list>
                                <text:list-item>
                                  <text:p text:style-name="P1">corps</text:p>
                                </text:list-item>
                              </text:list>
                            </text:list-item>
                            <text:list-item>
                              <text:p text:style-name="P1">}</text:p>
                            </text:list-item>
                          </text:list>
                        </text:list-item>
                        <text:list-item>
                          <text:p text:style-name="P1">explications</text:p>
                          <text:list>
                            <text:list-item>
                              <text:p text:style-name="P1">juste le type de retour qui est le nom de la classe (puisqu'elle renvoie un nouvel objet du type NomClass) et pas de nom</text:p>
                            </text:list-item>
                            <text:list-item>
                              <text:p text:style-name="P1">paramètres si pas constructeur sans paramètres</text:p>
                            </text:list-item>
                          </text:list>
                        </text:list-item>
                      </text:list>
                    </text:list-item>
                    <text:list-item>
                      <text:p text:style-name="P1">plusieurs constructeurs peuvent cohabiter a condition qu'ils aient des paramètres différents (surcharge du constructeur)</text:p>
                    </text:list-item>
                    <text:list-item>
                      <text:p text:style-name="P1">instancier la classe dans le main grâce au constructeur</text:p>
                      <text:list>
                        <text:list-item>
                          <text:p text:style-name="P1">Classe obj = new Class();</text:p>
                        </text:list-item>
                      </text:list>
                    </text:list-item>
                    <text:list-item>
                      <text:p text:style-name="P1">faire un constructeur paramétré : idem mais avec paramètres en plus</text:p>
                    </text:list-item>
                    <text:list-item>
                      <text:p text:style-name="P1">note : respecter l'ordre des paramètres lors de l'appel d'un constructeur paramétré !!!</text:p>
                    </text:list-item>
                    <text:list-item>
                      <text:p text:style-name="P1">private pour protéger les attributs</text:p>
                    </text:list-item>
                  </text:list>
                </text:list-item>
                <text:list-item>
                  <text:p text:style-name="P1">accesseurs et mutateurs</text:p>
                  <text:list>
                    <text:list-item>
                      <text:p text:style-name="P1">servent à récupérer ou a affecter les attributs</text:p>
                    </text:list-item>
                    <text:list-item>
                      <text:p text:style-name="P1">noms anglais : getters / setteurs</text:p>
                    </text:list-item>
                    <text:list-item>
                      <text:p text:style-name="P1">convention de nommage : getAttribut / setAttribut</text:p>
                    </text:list-item>
                    <text:list-item>
                      <text:p text:style-name="P1">syntaxe, encapsulation, types retours et paramètres</text:p>
                      <text:list>
                        <text:list-item>
                          <text:p text:style-name="P1">getteurs</text:p>
                          <text:list>
                            <text:list-item>
                              <text:p text:style-name="P1">public typeAttribut getAttribut ()</text:p>
                            </text:list-item>
                            <text:list-item>
                              <text:p text:style-name="P1">{</text:p>
                              <text:list>
                                <text:list-item>
                                  <text:p text:style-name="P1">return attribut;</text:p>
                                </text:list-item>
                              </text:list>
                            </text:list-item>
                            <text:list-item>
                              <text:p text:style-name="P1"><text:soft-page-break/>}</text:p>
                            </text:list-item>
                          </text:list>
                        </text:list-item>
                        <text:list-item>
                          <text:p text:style-name="P1">setters</text:p>
                          <text:list>
                            <text:list-item>
                              <text:p text:style-name="P1">void setAttribut (typeAttribut nomAttribut)</text:p>
                            </text:list-item>
                            <text:list-item>
                              <text:p text:style-name="P1">{</text:p>
                              <text:list>
                                <text:list-item>
                                  <text:p text:style-name="P1">this.attribut = nomAttribut;</text:p>
                                </text:list-item>
                              </text:list>
                            </text:list-item>
                            <text:list-item>
                              <text:p text:style-name="P1">}</text:p>
                            </text:list-item>
                          </text:list>
                        </text:list-item>
                      </text:list>
                    </text:list-item>
                    <text:list-item>
                      <text:p text:style-name="P1">faire un exemple de méthode private (ex : catégories de villes)</text:p>
                    </text:list-item>
                    <text:list-item>
                      <text:p text:style-name="P1">this.méthode() / this.attribut appele une méthode / attribut de l'instance courante (pour appeler la méthode private par exemple)</text:p>
                    </text:list-item>
                  </text:list>
                </text:list-item>
                <text:list-item>
                  <text:p text:style-name="P1">les variables de classe</text:p>
                  <text:list>
                    <text:list-item>
                      <text:p text:style-name="P1">attribut de classe = attribut ayant une valeur unique pour toute la classe, n'étant pas propre a chaque objet. Par exemple : le nombre d'objets dans la classe, un taux de TVA etc.</text:p>
                    </text:list-item>
                    <text:list-item>
                      <text:p text:style-name="P1">syntaxe déclaration attribut de classe</text:p>
                      <text:list>
                        <text:list-item>
                          <text:p text:style-name="P1">encapsulation static type nom;</text:p>
                        </text:list-item>
                        <text:list-item>
                          <text:p text:style-name="P1">ex : public static int nombreInstances;</text:p>
                        </text:list-item>
                      </text:list>
                    </text:list-item>
                    <text:list-item>
                      <text:p text:style-name="P1">syntaxe déclaration accesseur sur attribut de classe</text:p>
                      <text:list>
                        <text:list-item>
                          <text:p text:style-name="P1">encapsulation static type getNom()</text:p>
                        </text:list-item>
                        <text:list-item>
                          <text:p text:style-name="P1">ex : public static int getNombreInstances()</text:p>
                        </text:list-item>
                      </text:list>
                    </text:list-item>
                    <text:list-item>
                      <text:p text:style-name="P1">lien méthodes et utilisation d'attributs statics</text:p>
                      <text:list>
                        <text:list-item>
                          <text:p text:style-name="P1">plus généralement : toute méthode n'utilisant que des attributs de classe doit être déclarée static</text:p>
                        </text:list-item>
                        <text:list-item>
                          <text:p text:style-name="P1">sans doutes pour interdir d'appeler ses méthodes via des objets (appelées uniquement via des classes)</text:p>
                        </text:list-item>
                        <text:list-item>
                          <text:p text:style-name="P1">on appelle de telles méthodes des méthodes de classe, appelées uniquement via les classes</text:p>
                        </text:list-item>
                      </text:list>
                    </text:list-item>
                  </text:list>
                </text:list-item>
                <text:list-item>
                  <text:p text:style-name="P1">le principe d'encapsulation</text:p>
                  <text:list>
                    <text:list-item>
                      <text:p text:style-name="P1">encapsuler, c'est interdire l'accés à certaines choses par des méthodes extérieurs à la classe (attention : à la classe pas a l'objet !!! Si un objet A et un objet B appartiennent à la même classe, et que l'attribut a et privé, B peut très bien modifier A.a !!!)</text:p>
                    </text:list-item>
                    <text:list-item>
                      <text:p text:style-name="P1">utilités</text:p>
                      <text:list>
                        <text:list-item>
                          <text:p text:style-name="P1">permet de contrôler ce qui est fait dans la classe</text:p>
                        </text:list-item>
                        <text:list-item>
                          <text:p text:style-name="P1">évite de laisser rentrer n'importe quelle valeur pour un attribut (ex : un numéro d'élèvre supérieur a 10000)</text:p>
                        </text:list-item>
                        <text:list-item>
                          <text:p text:style-name="P1">peut forcer à systématiquement effectuer une opération lorsqu'on modifie un attribut ou lorsqu'on utilise une méthode privée (ex : changer la catégorie d'une ville automatiquement en changeant son nombre d'habitants... Si nombre d'habitants est public, on peut très bien le changer directement sans toucher à la catégorie de la ville)</text:p>
                        </text:list-item>
                        <text:list-item>
                          <text:p text:style-name="P1">factoriser les modifications sur une variable / une méthode : dès qu'on veut changer quelque chose, pas besoin de regarder toutes les méthodes extérieurs qui toucheraient à tel ou tel attribut par exemple.</text:p>
                        </text:list-item>
                      </text:list>
                    </text:list-item>
                    <text:list-item>
                      <text:p text:style-name="P1">utile surtout aux membres d'une équipe de programmeur par exemple : les autres programmeurs n'ont pas a savoir comment marche le code qu'on a fait, mais juste a connaître les services qu'il rend, et d'autre part il leur est interdit de toucher a notre travail sans suivre nos règles.</text:p>
                    </text:list-item>
                  </text:list>
                </text:list-item>
                <text:list-item>
                  <text:p text:style-name="P1">ajout perso : toString pour décrire la classe. Déjà un toString par défaut mais peut le réécrire.</text:p>
                </text:list-item>
              </text:list>
            </text:list-item>
            <text:list-item>
              <text:p text:style-name="P1">l'héritage</text:p>
              <text:list>
                <text:list-item>
                  <text:p text:style-name="P1"><text:soft-page-break/>principe de l'héritage</text:p>
                  <text:list>
                    <text:list-item>
                      <text:p text:style-name="P1">deux utilités principales</text:p>
                      <text:list>
                        <text:list-item>
                          <text:p text:style-name="P1">créer une classe qui se base sur une autre mais a des trucs en plus</text:p>
                        </text:list-item>
                        <text:list-item>
                          <text:p text:style-name="P1">factoriser : quand on change la base de la classe mère, pas besoin de rechanger dans la classe fille</text:p>
                        </text:list-item>
                      </text:list>
                    </text:list-item>
                    <text:list-item>
                      <text:p text:style-name="P1">vocabulaire</text:p>
                      <text:list>
                        <text:list-item>
                          <text:p text:style-name="P1">classe mère / classe de base : classe dont l'autre hérite</text:p>
                        </text:list-item>
                        <text:list-item>
                          <text:p text:style-name="P1">classe fille / classe héritée : classe qui hérite de la première</text:p>
                        </text:list-item>
                      </text:list>
                    </text:list-item>
                    <text:list-item>
                      <text:p text:style-name="P1">une classe mère peut avoir autant de classes filles qu'on veut</text:p>
                    </text:list-item>
                    <text:list-item>
                      <text:p text:style-name="P1">une classe fille peut elle même être mère d'une autre classe et ainsi de suite</text:p>
                    </text:list-item>
                    <text:list-item>
                      <text:p text:style-name="P1">les attributs et les méthodes sont hérités d'une classe à l'autre, viennent s'ajouter les méthodes propres à la classe fille</text:p>
                    </text:list-item>
                    <text:list-item>
                      <text:p text:style-name="P1">syntaxe en-tête classe hérité</text:p>
                      <text:list>
                        <text:list-item>
                          <text:p text:style-name="P1">public class classeFille extends classeMere</text:p>
                          <text:p text:style-name="P1">{<text:line-break/><text:tab/>…<text:line-break/>}</text:p>
                        </text:list-item>
                      </text:list>
                    </text:list-item>
                    <text:list-item>
                      <text:p text:style-name="P1">la classe fille n'a pas accés aux attributs et méthodes privés de la classe mère !!! Elle a accés aux méthodes et attributs public et protected !</text:p>
                    </text:list-item>
                    <text:list-item>
                      <text:p text:style-name="P1">si on ne créait pas de constructeur dans la classe fille, le constructeur par défaut créé automatiquement appelle le constructeur de la classe mère.</text:p>
                    </text:list-item>
                    <text:list-item>
                      <text:p text:style-name="P1">dans une classe fille, comment accéder aux attributs de la classe mère ?</text:p>
                      <text:list>
                        <text:list-item>
                          <text:p text:style-name="P1">modifier les attributs de la classe mère en protected</text:p>
                        </text:list-item>
                        <text:list-item>
                          <text:p text:style-name="P1">ou utiliser les accesseurs</text:p>
                        </text:list-item>
                      </text:list>
                    </text:list-item>
                    <text:list-item>
                      <text:p text:style-name="P1">différence avec C++ : impossible d'utiliser l'héritage multiple !!! Une classe ne peut descendre que d'une seule classe mère maximum</text:p>
                    </text:list-item>
                    <text:list-item>
                      <text:p text:style-name="P1">ceci parce que java veut éviter les conflits si deux classes ont même en-tête mais corps différents dans plusieurs classes mères. Interdit héritage multiple plutôt que de demander au programmeur de gérer conflit.</text:p>
                    </text:list-item>
                    <text:list-item>
                      <text:p text:style-name="P1">perso : appeler une méthode de la classe mère : super.methode()</text:p>
                    </text:list-item>
                    <text:list-item>
                      <text:p text:style-name="P1">appeler le constructeur de la classe mère : super(); (à appeler dans classe fille)</text:p>
                    </text:list-item>
                  </text:list>
                </text:list-item>
                <text:list-item>
                  <text:p text:style-name="P1">le polymorphisme</text:p>
                  <text:list>
                    <text:list-item>
                      <text:p text:style-name="P1">une méthode polymorphe est une méthode d'une classe mère dont le corps est différent dans plusieurs classes filles (mais même paramètres)</text:p>
                    </text:list-item>
                    <text:list-item>
                      <text:p text:style-name="P1">grand intérêt du polymorphisme : appeler une méthode sans connaître la classe de l'objet (donc sans connaître le corps de la méthode).</text:p>
                      <text:list>
                        <text:list-item>
                          <text:p text:style-name="P1">Ex : faire un tableau d'articles et appeler toString pour tous les éléments même s'ils se décrivent pas pareil</text:p>
                        </text:list-item>
                      </text:list>
                    </text:list-item>
                    <text:list-item>
                      <text:p text:style-name="P1">perso : pour faire un tableau d'objets : Classe[] obj = new Classe[n];</text:p>
                      <text:list>
                        <text:list-item>
                          <text:p text:style-name="P1">pas constructeurs appelés ???</text:p>
                        </text:list-item>
                        <text:list-item>
                          <text:p text:style-name="P1">peut être parce que c'est le constructeur du tableau qui est appelé pas des éléments</text:p>
                        </text:list-item>
                        <text:list-item>
                          <text:p text:style-name="P1">le "new" créait un tableau de 6 pointeurs vers des villes je pense</text:p>
                        </text:list-item>
                      </text:list>
                    </text:list-item>
                    <text:list-item>
                      <text:p text:style-name="P1">différence type statique / dynamique</text:p>
                      <text:list>
                        <text:list-item>
                          <text:p text:style-name="P1">statique</text:p>
                          <text:list>
                            <text:list-item>
                              <text:p text:style-name="P1">type considéré à la compilation</text:p>
                            </text:list-item>
                            <text:list-item>
                              <text:p text:style-name="P1">type donné à la variable lors de sa déclaration</text:p>
                            </text:list-item>
                            <text:list-item>
                              <text:p text:style-name="P1">ex : String mot;</text:p>
                            </text:list-item>
                          </text:list>
                        </text:list-item>
                        <text:list-item>
                          <text:p text:style-name="P1">dynamique</text:p>
                          <text:list>
                            <text:list-item>
                              <text:p text:style-name="P1">type considéré à l'interprétation</text:p>
                            </text:list-item>
                            <text:list-item>
                              <text:p text:style-name="P1"><text:soft-page-break/>type donné lors de son initialisation</text:p>
                            </text:list-item>
                            <text:list-item>
                              <text:p text:style-name="P1">ex : (…) = new String();</text:p>
                            </text:list-item>
                          </text:list>
                        </text:list-item>
                      </text:list>
                    </text:list-item>
                    <text:list-item>
                      <text:p text:style-name="P1">possibilité donner différent type statique et dynamique</text:p>
                      <text:list>
                        <text:list-item>
                          <text:p text:style-name="P1">type dynamique doit être classe fille de type statique</text:p>
                        </text:list-item>
                        <text:list-item>
                          <text:p text:style-name="P1">ex : Voiture v1 = new Peugeot();</text:p>
                        </text:list-item>
                        <text:list-item>
                          <text:p text:style-name="P1">exemple utilité : créer tableau articles et demander dans boucle a l'utilisateur ce qu'il veut</text:p>
                        </text:list-item>
                      </text:list>
                    </text:list-item>
                    <text:list-item>
                      <text:p text:style-name="P1">covariance et contravariance</text:p>
                      <text:list>
                        <text:list-item>
                          <text:p text:style-name="P1">covariance</text:p>
                          <text:list>
                            <text:list-item>
                              <text:p text:style-name="P1">une méthode redéfinie dans une sous classe peut prendre des paramètres qui sont sous classe des paramètres de la classe mère</text:p>
                            </text:list-item>
                            <text:list-item>
                              <text:p text:style-name="P1">ex : un placard prend des aliments, un frigo prend des aliments frais</text:p>
                            </text:list-item>
                          </text:list>
                        </text:list-item>
                        <text:list-item>
                          <text:p text:style-name="P1">contravariance</text:p>
                          <text:list>
                            <text:list-item>
                              <text:p text:style-name="P1">inverse : classe fille prend paramètres classe mère de paramètres d'avant</text:p>
                            </text:list-item>
                            <text:list-item>
                              <text:p text:style-name="P1">exemple : aucune idée de l'utilité... Verra plus tard ?</text:p>
                            </text:list-item>
                          </text:list>
                        </text:list-item>
                      </text:list>
                    </text:list-item>
                    <text:list-item>
                      <text:p text:style-name="P1">Object est la classe mère de toutes les classes en java</text:p>
                    </text:list-item>
                    <text:list-item>
                      <text:p text:style-name="P1">exemples méthodes hérités de la classe Object</text:p>
                      <text:list>
                        <text:list-item>
                          <text:p text:style-name="P1">equals()</text:p>
                        </text:list-item>
                        <text:list-item>
                          <text:p text:style-name="P1">toString()</text:p>
                        </text:list-item>
                        <text:list-item>
                          <text:p text:style-name="P1">hashCode()</text:p>
                        </text:list-item>
                      </text:list>
                    </text:list-item>
                    <text:list-item>
                      <text:p text:style-name="P1">raccourcis pour afficher la description d'un objet avec toString :</text:p>
                      <text:p text:style-name="P1">System.out.println(obj); (pas besoin de faire obj.toString())</text:p>
                    </text:list-item>
                    <text:list-item>
                      <text:p text:style-name="P1">appeler une méthode via la classe mère</text:p>
                      <text:list>
                        <text:list-item>
                          <text:p text:style-name="P1">Object pers = new Personne();</text:p>
                        </text:list-item>
                        <text:list-item>
                          <text:p text:style-name="P1">pers.getNom(); // ne fonctionne pas !!! getNom non décrit dans Object, bug a la compilation</text:p>
                        </text:list-item>
                        <text:list-item>
                          <text:p text:style-name="P1">((Personne) pers).getNom(); // fonctionne !!!</text:p>
                        </text:list-item>
                      </text:list>
                    </text:list-item>
                    <text:list-item>
                      <text:p text:style-name="P1">autre méthode d'Object souvent redéfinie</text:p>
                      <text:list>
                        <text:list-item>
                          <text:p text:style-name="P1">hashCode() qui renvoie un code de hachage catégorifiant l'objet (flou)</text:p>
                        </text:list-item>
                      </text:list>
                    </text:list-item>
                    <text:list-item>
                      <text:p text:style-name="P1">final</text:p>
                      <text:list>
                        <text:list-item>
                          <text:p text:style-name="P1">"final" dans viariable défini une constante (static c'est pour les variables / méthodes de classe par ex)</text:p>
                        </text:list-item>
                        <text:list-item>
                          <text:p text:style-name="P1">final dans une méthode = impossible de la surcharger / de la faire covarier</text:p>
                        </text:list-item>
                        <text:list-item>
                          <text:p text:style-name="P1">final dans une classe = impossible de créer des classes héritant de celle ci</text:p>
                        </text:list-item>
                      </text:list>
                    </text:list-item>
                  </text:list>
                </text:list-item>
                <text:list-item>
                  <text:p text:style-name="P1">depuis java 7 : classe Objects</text:p>
                  <text:list>
                    <text:list-item>
                      <text:p text:style-name="P1">importer : import java.util.Objects;</text:p>
                    </text:list-item>
                    <text:list-item>
                      <text:p text:style-name="P1">utilité : simplifie redéfinition hashCode et equals</text:p>
                    </text:list-item>
                    <text:list-item>
                      <text:p text:style-name="P1">hashCode</text:p>
                      <text:list>
                        <text:list-item>
                          <text:p text:style-name="P1">fournie hash paramétrable avec tous les attributs a prendre en compte pour catégorifier. Utiliser hash dans hashCode.</text:p>
                        </text:list-item>
                        <text:list-item>
                          <text:p text:style-name="P1">ex : public int hashCode()</text:p>
                          <text:p text:style-name="P1">{</text:p>
                          <text:list>
                            <text:list-header>
                              <text:p text:style-name="P1">return Objects.hash(categorie, nbreHabitants, nomPays, nomVille);</text:p>
                            </text:list-header>
                          </text:list>
                          <text:p text:style-name="P1">}</text:p>
                        </text:list-item>
                      </text:list>
                    </text:list-item>
                    <text:list-item>
                      <text:p text:style-name="P1">equals</text:p>
                      <text:list>
                        <text:list-item>
                          <text:p text:style-name="P1">pas tout compris</text:p>
                        </text:list-item>
                      </text:list>
                    </text:list-item>
                  </text:list>
                </text:list-item>
              </text:list>
            </text:list-item>
            <text:list-item>
              <text:p text:style-name="P1">modéliser ses objets grace à UML</text:p>
              <text:list>
                <text:list-item>
                  <text:p text:style-name="P1">présentation d'UML</text:p>
                  <text:list>
                    <text:list-item>
                      <text:p text:style-name="P1">UML sert à modéliser les classes d'un projet leurs liens etc</text:p>
                    </text:list-item>
                    <text:list-item>
                      <text:p text:style-name="P1"><text:soft-page-break/>UML = "unified modeling langage"</text:p>
                    </text:list-item>
                    <text:list-item>
                      <text:p text:style-name="P1">UML très utile pour communiquer avec les clients qui n'y connaissent rien en informatique pour leur présenter la conception du projet, avec le chef du projet pour lui montrer comment on organise les classes, aux programmeurs pour décider de la méthode de conception du projet.</text:p>
                    </text:list-item>
                    <text:list-item>
                      <text:p text:style-name="P1">exemples de logiciels permettant de faire des diagrammes UML</text:p>
                      <text:list>
                        <text:list-item>
                          <text:p text:style-name="P1">argoUML</text:p>
                        </text:list-item>
                        <text:list-item>
                          <text:p text:style-name="P1">boUML</text:p>
                        </text:list-item>
                        <text:list-item>
                          <text:p text:style-name="P1">together</text:p>
                        </text:list-item>
                        <text:list-item>
                          <text:p text:style-name="P1">poseidon</text:p>
                        </text:list-item>
                        <text:list-item>
                          <text:p text:style-name="P1">pyut</text:p>
                        </text:list-item>
                      </text:list>
                    </text:list-item>
                    <text:list-item>
                      <text:p text:style-name="P1">exemples courants de diagrammes réalisables en UML</text:p>
                      <text:list>
                        <text:list-item>
                          <text:p text:style-name="P1">diagramme de cas d'utilisation</text:p>
                        </text:list-item>
                        <text:list-item>
                          <text:p text:style-name="P1">diagramme de classe</text:p>
                        </text:list-item>
                        <text:list-item>
                          <text:p text:style-name="P1">perso : diagramme d'objets</text:p>
                        </text:list-item>
                        <text:list-item>
                          <text:p text:style-name="P1">diagramme de séquence</text:p>
                        </text:list-item>
                      </text:list>
                    </text:list-item>
                  </text:list>
                </text:list-item>
                <text:list-item>
                  <text:p text:style-name="P1">modéliser ses classes</text:p>
                  <text:list>
                    <text:list-item>
                      <text:p text:style-name="P1">syntaxe du diagramme de classe</text:p>
                      <text:list>
                        <text:list-item>
                          <text:p text:style-name="P1">3 parties séparées par des traits</text:p>
                          <text:list>
                            <text:list-item>
                              <text:p text:style-name="P1">nom de la classe avec maj première lettre</text:p>
                            </text:list-item>
                            <text:list-item>
                              <text:p text:style-name="P1">bloc contenant les attributs</text:p>
                            </text:list-item>
                            <text:list-item>
                              <text:p text:style-name="P1">bloc contenant les méthodes</text:p>
                            </text:list-item>
                          </text:list>
                        </text:list-item>
                        <text:list-item>
                          <text:p text:style-name="P1">partie attributs</text:p>
                          <text:list>
                            <text:list-item>
                              <text:p text:style-name="P1">(signe pour portée) (nom attribut) : (type)</text:p>
                            </text:list-item>
                            <text:list-item>
                              <text:p text:style-name="P1">ex : - prénom : String</text:p>
                            </text:list-item>
                          </text:list>
                        </text:list-item>
                        <text:list-item>
                          <text:p text:style-name="P1">partie méthodes</text:p>
                          <text:list>
                            <text:list-item>
                              <text:p text:style-name="P1">[signe] [nomMéthode]([paramètre] : [type] […]) : [typeRetour]</text:p>
                            </text:list-item>
                            <text:list-item>
                              <text:p text:style-name="P1">ex : + voler (pers1 : Personnage) : int</text:p>
                            </text:list-item>
                          </text:list>
                        </text:list-item>
                      </text:list>
                    </text:list-item>
                  </text:list>
                </text:list-item>
                <text:list-item>
                  <text:p text:style-name="P1">modéliser les liens entre les classes</text:p>
                  <text:list>
                    <text:list-item>
                      <text:p text:style-name="P1">modéliser l'héritage (schéma + vocabulaire)</text:p>
                      <text:list>
                        <text:list-item>
                          <text:p text:style-name="P1">classe fille modélisée juste avec ses attributs et méthodes propres / redéfinis</text:p>
                        </text:list-item>
                        <text:list-item>
                          <text:p text:style-name="P1">flèche avec bout triangle blanc de fille vers mère !!!</text:p>
                        </text:list-item>
                        <text:list-item>
                          <text:p text:style-name="P1">on dit qu'on fait un "extend"</text:p>
                        </text:list-item>
                        <text:list-item>
                          <text:p text:style-name="P1">la classe fille étend la classe mère</text:p>
                        </text:list-item>
                        <text:list-item>
                          <text:p text:style-name="P1">je crois qu'on peut parfois marquer "extends" a côté de la flêche</text:p>
                        </text:list-item>
                      </text:list>
                    </text:list-item>
                    <text:list-item>
                      <text:p text:style-name="P1">modéliser l'appartenance (schéma + signification niveau code)</text:p>
                      <text:list>
                        <text:list-item>
                          <text:p text:style-name="P1">utile lorsqu'une classe possède un attribut qui est lui même une classe</text:p>
                        </text:list-item>
                        <text:list-item>
                          <text:p text:style-name="P1">ex : un perso possède un prénom un nom et une armure</text:p>
                        </text:list-item>
                        <text:list-item>
                          <text:p text:style-name="P1">ne pas représenter l'objet parmi les attributs (connerie dans le cours)</text:p>
                        </text:list-item>
                        <text:list-item>
                          <text:p text:style-name="P1">représenter l'"appartenance" par une flèche classique (pas triangle)</text:p>
                        </text:list-item>
                        <text:list-item>
                          <text:p text:style-name="P1">flèche pointe sur l'objet attribut !!!</text:p>
                        </text:list-item>
                      </text:list>
                    </text:list-item>
                    <text:list-item>
                      <text:p text:style-name="P1">modéliser la composition (idem)</text:p>
                      <text:list>
                        <text:list-item>
                          <text:p text:style-name="P1">utile lorsqu'un objet possède un nombre quelconque d'autres objets</text:p>
                        </text:list-item>
                        <text:list-item>
                          <text:p text:style-name="P1">point de vue java : un objet a parmi ses attributs un tableau d'objets</text:p>
                        </text:list-item>
                        <text:list-item>
                          <text:p text:style-name="P1">ex : private Personnages[] persos;</text:p>
                        </text:list-item>
                        <text:list-item>
                          <text:p text:style-name="P1">point de vue UML : trait avec losange côté classe qui possède l'autre !!!</text:p>
                        </text:list-item>
                      </text:list>
                    </text:list-item>
                  </text:list>
                </text:list-item>
              </text:list>
            </text:list-item>
            <text:list-item>
              <text:p text:style-name="P1">packages</text:p>
              <text:list>
                <text:list-item>
                  <text:p text:style-name="P1">création d'un package</text:p>
                  <text:list>
                    <text:list-item>
                      <text:p text:style-name="P1">rappel : package = dossier contenant plein de classes</text:p>
                    </text:list-item>
                    <text:list-item>
                      <text:p text:style-name="P1"><text:soft-page-break/>conventions nommage package</text:p>
                      <text:list>
                        <text:list-item>
                          <text:p text:style-name="P1">caractères autorisés</text:p>
                          <text:list>
                            <text:list-item>
                              <text:p text:style-name="P1">lettres minuscules</text:p>
                            </text:list-item>
                            <text:list-item>
                              <text:p text:style-name="P1">chiffres</text:p>
                            </text:list-item>
                            <text:list-item>
                              <text:p text:style-name="P1">"."</text:p>
                            </text:list-item>
                          </text:list>
                        </text:list-item>
                        <text:list-item>
                          <text:p text:style-name="P1">début nom package</text:p>
                          <text:list>
                            <text:list-item>
                              <text:p text:style-name="P1">com, edu, org, fr...</text:p>
                            </text:list-item>
                          </text:list>
                        </text:list-item>
                        <text:list-item>
                          <text:p text:style-name="P1">si comprend mots clés java...</text:p>
                          <text:list>
                            <text:list-item>
                              <text:p text:style-name="P1">faire suivre mots clés par underscore</text:p>
                            </text:list-item>
                          </text:list>
                        </text:list-item>
                        <text:list-item>
                          <text:p text:style-name="P1">exemple</text:p>
                          <text:list>
                            <text:list-item>
                              <text:p text:style-name="P1">com.fred2.package_</text:p>
                            </text:list-item>
                          </text:list>
                        </text:list-item>
                      </text:list>
                    </text:list-item>
                    <text:list-item>
                      <text:p text:style-name="P1">si on créait un package, l'arborescence correspondante est crée dans notre dossier</text:p>
                      <text:list>
                        <text:list-item>
                          <text:p text:style-name="P1">ex : com/fred2/package</text:p>
                        </text:list-item>
                      </text:list>
                    </text:list-item>
                  </text:list>
                </text:list-item>
                <text:list-item>
                  <text:p text:style-name="P1">droits d'accés entre les packages</text:p>
                  <text:list>
                    <text:list-item>
                      <text:p text:style-name="P1">déclarer qu'une classe appartient a un package</text:p>
                      <text:list>
                        <text:list-item>
                          <text:p text:style-name="P1">première ligne : package (nom du package)</text:p>
                        </text:list-item>
                      </text:list>
                    </text:list-item>
                    <text:list-item>
                      <text:p text:style-name="P1">par défaut, quelle portée si on précise pas ?</text:p>
                      <text:list>
                        <text:list-item>
                          <text:p text:style-name="P1">par défaut, package ou default</text:p>
                        </text:list-item>
                      </text:list>
                    </text:list-item>
                    <text:list-item>
                      <text:p text:style-name="P1">que fait un import sur une classe déclarée sans préciser la portée ?</text:p>
                      <text:list>
                        <text:list-item>
                          <text:p text:style-name="P1">erreur</text:p>
                        </text:list-item>
                      </text:list>
                    </text:list-item>
                  </text:list>
                </text:list-item>
              </text:list>
            </text:list-item>
            <text:list-item>
              <text:p text:style-name="P1">classes abstraites et interfaces</text:p>
              <text:list>
                <text:list-item>
                  <text:p text:style-name="P1">classes abstraites</text:p>
                  <text:list>
                    <text:list-item>
                      <text:p text:style-name="P1">une classe abstraite ne peut pas être instanciée !</text:p>
                    </text:list-item>
                    <text:list-item>
                      <text:p text:style-name="P1">sert lorsqu'on doit factoriser des comportements / caractéristiques dans une classe qui ne peut être instanciée (ex : un animal est soit un loup soit un chien etc mais pas juste un animal tout court)</text:p>
                    </text:list-item>
                    <text:list-item>
                      <text:p text:style-name="P1">déclarer une classe abstraite : abstract public class</text:p>
                    </text:list-item>
                    <text:list-item>
                      <text:p text:style-name="P1">particularité d'une méthode abstraite : n'a pas de corps</text:p>
                    </text:list-item>
                    <text:list-item>
                      <text:p text:style-name="P1">déclarer une méthode abstraite : abstract typeRetour nom(param);</text:p>
                      <text:list>
                        <text:list-item>
                          <text:p text:style-name="P1">abstract</text:p>
                        </text:list-item>
                        <text:list-item>
                          <text:p text:style-name="P1">pas de corps</text:p>
                        </text:list-item>
                        <text:list-item>
                          <text:p text:style-name="P1">point-virgule</text:p>
                        </text:list-item>
                      </text:list>
                    </text:list-item>
                    <text:list-item>
                      <text:p text:style-name="P1">une classe abstraite peut contenir des méthodes non abstraite</text:p>
                    </text:list-item>
                    <text:list-item>
                      <text:p text:style-name="P1">une classe contenant une méthode abstraite est forcément abstraite aussi</text:p>
                    </text:list-item>
                    <text:list-item>
                      <text:p text:style-name="P1">une classe abstraite doit forcément être implémentée chez les classes filles</text:p>
                    </text:list-item>
                    <text:list-item>
                      <text:p text:style-name="P1">pas bien compris : parfois quand on fait une déclaration type "classeMere obj = new classeFille();" il y a besoin en suite de caster obj, parfois non....</text:p>
                    </text:list-item>
                  </text:list>
                </text:list-item>
                <text:list-item>
                  <text:p text:style-name="P1">interfaces</text:p>
                  <text:list>
                    <text:list-item>
                      <text:p text:style-name="P1">une interface est une classe 100% abstraite</text:p>
                    </text:list-item>
                    <text:list-item>
                      <text:p text:style-name="P1">utilité interfaces (pas bien compris, à compléter plus tard)</text:p>
                      <text:list>
                        <text:list-item>
                          <text:p text:style-name="P1">permettre l'héritage multiple sans conflits</text:p>
                        </text:list-item>
                        <text:list-item>
                          <text:p text:style-name="P1">à ce que j'ai compris : exemple = on veut récupérer des classes de quelqu'un d'autre, mais y rajouter nos méthodes. Donc demande à la personne de transformer la classe mère en interface, on récupère toutes ses méthodes, on ajoute une interface avec nos méthodes, et on fait hériter les classes filles des deux interfaces à la fois pour avoir l'ancien comportement + le nouveau, tout en permettant à l'autre programmeur d'avoir que l'ancien</text:p>
                        </text:list-item>
                        <text:list-item>
                          <text:p text:style-name="P1">exemple : immeuble pourrait hériter de tour (avec des étages), pyramide de cône (avec une pente murale), et tour eiffel de tour et de pyramide à la fois (étages et pente murale)</text:p>
                        </text:list-item>
                        <text:list-item>
                          <text:p text:style-name="P1"><text:soft-page-break/>je pense que l'interface tour ne remplace pas la classe tour mais vient se placer au dessus pour pouvoir y mettre le corps des méthodes non abstraites</text:p>
                        </text:list-item>
                      </text:list>
                    </text:list-item>
                    <text:list-item>
                      <text:p text:style-name="P1">apparemment : une classe peut implémenter autant d'interfaces qu'on veut (sorte d'héritage multiple au final... sans doutes permis car du coup pas de problèmes de conflit si deux méthodes sont nommées pareil dans deux interfaces – c'était ce qui posait problème pour l'héritage multiple)</text:p>
                    </text:list-item>
                    <text:list-item>
                      <text:p text:style-name="P1">syntaxe création interface : public interface Nom</text:p>
                    </text:list-item>
                    <text:list-item>
                      <text:p text:style-name="P1">pas d'abstract lors de la déclaration des méthodes d'une interface ! On sait qu'elles sont toutes abstraites de toute manière</text:p>
                    </text:list-item>
                    <text:list-item>
                      <text:p text:style-name="P1">interdit de mettre des attributs dans une interface... Sans doutes au cas où deux interfaces aient un attribut de même nom mais pas de même type (conflit de l'héritage multiple similaire aux méthodes de même nom mais de corps différent)</text:p>
                    </text:list-item>
                    <text:list-item>
                      <text:p text:style-name="P1">syntaxe pour dire qu'une classe hérite d'une interface</text:p>
                      <text:list>
                        <text:list-item>
                          <text:p text:style-name="P1">public class NomClasse implements NomInterface</text:p>
                        </text:list-item>
                      </text:list>
                    </text:list-item>
                    <text:list-item>
                      <text:p text:style-name="P1">pareil mais avec plusieurs interfaces</text:p>
                      <text:list>
                        <text:list-item>
                          <text:p text:style-name="P1">public class A implements I1, I2</text:p>
                        </text:list-item>
                      </text:list>
                    </text:list-item>
                    <text:list-item>
                      <text:p text:style-name="P1">apparemment toujours obligé de redéfinir les méthodes... Et si on implémente une interface avec une classe abstraite ???</text:p>
                    </text:list-item>
                    <text:list-item>
                      <text:p text:style-name="P1">apparemment possible de déclarer un objet comme étant de type statique l'interface (pas bien compris l'utilité puisqu'on est sensé déjà pouvoir utiliser les méthodes...)</text:p>
                    </text:list-item>
                    <text:list-item>
                      <text:p text:style-name="P1">syntaxe déclaration classe fille en utilisant une interface (attention ordre !)</text:p>
                      <text:list>
                        <text:list-item>
                          <text:p text:style-name="P1">public class A extends B implements I</text:p>
                        </text:list-item>
                        <text:list-item>
                          <text:p text:style-name="P1">si implements avant extends, erreur à la compilation ! (logique : I plus abstrait que B donc peut pas hériter de B)</text:p>
                        </text:list-item>
                      </text:list>
                    </text:list-item>
                    <text:list-item>
                      <text:p text:style-name="P1">on peut utiliser polymorphisme en déclarant un coup comme classe un coup comme interface (pas du tout compris l'utilité ni la différence...) genre chien C ou AnimalChenil chien (???)</text:p>
                    </text:list-item>
                  </text:list>
                </text:list-item>
                <text:list-item>
                  <text:p text:style-name="P1">le pattern strategy</text:p>
                  <text:list>
                    <text:list-item>
                      <text:p text:style-name="P1">(à compléter plus tard)</text:p>
                    </text:list-item>
                    <text:list-item>
                      <text:p text:style-name="P1">pattern designe = patron (ou modèle) de conception</text:p>
                    </text:list-item>
                    <text:list-item>
                      <text:p text:style-name="P1">(à compléter plus tard)</text:p>
                    </text:list-item>
                    <text:list-item>
                      <text:p text:style-name="P1">façon simple apparemment de déclarer un tableau d'objets tout en créant les objets pointés</text:p>
                      <text:list>
                        <text:list-item>
                          <text:p text:style-name="P1">on peut apparemment écrire :</text:p>
                        </text:list-item>
                        <text:list-item>
                          <text:p text:style-name="P1">Voiture[] T = {new Voiture(), new Voiture(), new Voiture()};</text:p>
                        </text:list-item>
                        <text:list-item>
                          <text:p text:style-name="P1">ou, plus utile :</text:p>
                        </text:list-item>
                        <text:list-item>
                          <text:p text:style-name="P1">Vehicule[] tab = {new Voiture(), new Moto(), new Moto(), new Camion()};</text:p>
                        </text:list-item>
                      </text:list>
                    </text:list-item>
                    <text:list-item>
                      <text:p text:style-name="P1">obtenir la classe d'un objet</text:p>
                      <text:list>
                        <text:list-item>
                          <text:p text:style-name="P1">obj.getClass();</text:p>
                        </text:list-item>
                        <text:list-item>
                          <text:p text:style-name="P1">utile par exemple pour parcourir un tableau d'objets variés comme ci dessus</text:p>
                        </text:list-item>
                      </text:list>
                    </text:list-item>
                    <text:list-item>
                      <text:p text:style-name="P1">obtenir le nom de cette classe</text:p>
                      <text:list>
                        <text:list-item>
                          <text:p text:style-name="P1">obj.getClass().getName();</text:p>
                        </text:list-item>
                        <text:list-item>
                          <text:p text:style-name="P1">(ou NomClasse.getName() surement mais voit pas l'intéret)</text:p>
                        </text:list-item>
                      </text:list>
                    </text:list-item>
                    <text:list-item>
                      <text:p text:style-name="P1">apparemment possible mettre valeur par défaut a attributs</text:p>
                      <text:list>
                        <text:list-item>
                          <text:p text:style-name="P1">public class Voiture</text:p>
                          <text:p text:style-name="P1">{</text:p>
                          <text:list>
                            <text:list-header>
                              <text:p text:style-name="P1">private marque = "inconnue"; // (par défaut, pourra être changé)</text:p>
                              <text:p text:style-name="P1">…</text:p>
                            </text:list-header>
                          </text:list>
                          <text:p text:style-name="P1">}</text:p>
                        </text:list-item>
                      </text:list>
                    </text:list-item>
                    <text:list-item>
                      <text:p text:style-name="P1"><text:soft-page-break/>syntaxe UML interface</text:p>
                      <text:list>
                        <text:list-item>
                          <text:p text:style-name="P1">&lt;&lt;interface&gt;&gt;</text:p>
                        </text:list-item>
                      </text:list>
                    </text:list-item>
                    <text:list-item>
                      <text:p text:style-name="P1">syntaxe UML implémentation</text:p>
                      <text:list>
                        <text:list-item>
                          <text:p text:style-name="P1">cas ou classe abstraite implémente interface : flèche normale sans triangle</text:p>
                        </text:list-item>
                        <text:list-item>
                          <text:p text:style-name="P1">cas ou classe concrète implémente interface : flèche pointillée sans triangle</text:p>
                        </text:list-item>
                      </text:list>
                    </text:list-item>
                    <text:list-item>
                      <text:p text:style-name="P1">technique pour pouvoir changer facilement le comportement d'une méthode</text:p>
                      <text:list>
                        <text:list-item>
                          <text:p text:style-name="P1">c'est justement le pattern strategy je crois</text:p>
                        </text:list-item>
                        <text:list-item>
                          <text:p text:style-name="P1">on créait une interface destinée à choisir entre les méthodes interchangeables de notre projet</text:p>
                        </text:list-item>
                        <text:list-item>
                          <text:p text:style-name="P1">on créait des classes filles implémentant cette interface en choisissant la méthode à utiliser</text:p>
                        </text:list-item>
                        <text:list-item>
                          <text:p text:style-name="P1">on créait un attribut dans notre classe de type cette interface</text:p>
                        </text:list-item>
                        <text:list-item>
                          <text:p text:style-name="P1">dans le constructeur ou le setter on peut passer en paramètre le type dynamique utilisé (interface attribut = new implementationChoisie();)</text:p>
                        </text:list-item>
                        <text:list-item>
                          <text:p text:style-name="P1">du coup on peut faire "attribut.methode()" et la méthode sera appelée avec un corps différent en fonction de l'implémentation choisie.</text:p>
                        </text:list-item>
                        <text:list-item>
                          <text:p text:style-name="P1">on peut donner des classes filles à la classe ayant pour attribut l'interface, et choisir des méthodes différentes pour chaque classe fille du coup (enfin je suppose que c'est ça l'utilité)</text:p>
                        </text:list-item>
                        <text:list-item>
                          <text:p text:style-name="P1">permet aussi de factoriser et de pouvoir changer de façon souple</text:p>
                        </text:list-item>
                        <text:list-item>
                          <text:p text:style-name="P1">ainsi, en pleine exécution du programme, si l'utilisateur le demande, il peut changer les méthodes (ex : il choisit un jetpack et hop il peut voler)</text:p>
                        </text:list-item>
                      </text:list>
                    </text:list-item>
                    <text:list-item>
                      <text:p text:style-name="P1">particularité encapsulation comportements (pas bien compris)</text:p>
                      <text:list>
                        <text:list-item>
                          <text:p text:style-name="P1">apparemment, créer un package pour l'interface, sa classe mère et toutes ses classes filles implémentant les méthodes / héritant de la classe mère (je sais pas pourquoi)</text:p>
                        </text:list-item>
                        <text:list-item>
                          <text:p text:style-name="P1">déclarer les attributs de la classe mère choisissant le comportement de l'interface en tant que protected (je sais pas trop pourquoi non plus)</text:p>
                        </text:list-item>
                      </text:list>
                    </text:list-item>
                  </text:list>
                </text:list-item>
              </text:list>
            </text:list-item>
            <text:list-item>
              <text:p text:style-name="P1">les exceptions</text:p>
              <text:list>
                <text:list-item>
                  <text:p text:style-name="P1">une exception est une erreur qui arrête le programme</text:p>
                </text:list-item>
                <text:list-item>
                  <text:p text:style-name="P1">capturer une exception = identifier dans le code un endroit qui pourrait générer une erreur, prévoire comment la traiter et envoyer un message avant de continuer une exception</text:p>
                </text:list-item>
                <text:list-item>
                  <text:p text:style-name="P1">si on ne capture pas une exception, </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10-07T13:09:01</meta:creation-date>
    <meta:generator>OpenOffice/4.1.1$Unix OpenOffice.org_project/411m6$Build-9775</meta:generator>
    <dc:date>2014-11-13T22:57:58</dc:date>
    <dc:creator>yjfjyf jjku</dc:creator>
    <meta:editing-duration>P2DT18H33M9S</meta:editing-duration>
    <meta:editing-cycles>548</meta:editing-cycles>
    <meta:document-statistic meta:table-count="0" meta:image-count="0" meta:object-count="0" meta:page-count="19" meta:paragraph-count="803" meta:word-count="6572" meta:character-count="35820"/>
  </office:meta>
</office:document-meta>
</file>